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045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0000" style:text-align-source="fix" style:repeat-content="false" fo:border="0.74pt solid #000000"/>
      <style:paragraph-properties fo:text-align="start" fo:margin-left="0cm"/>
      <style:text-properties fo:color="#333333" fo:font-size="16pt" fo:font-weight="bold" style:font-size-asian="16pt" style:font-weight-asian="bold" style:font-size-complex="16pt" style:font-weight-complex="bold"/>
      <style:map style:condition="cell-content()=0" style:apply-style-name="Accent" style:base-cell-address="Sheet1.A1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cm"/>
      <style:text-properties fo:color="#1c1c1c" fo:font-size="16pt" style:font-size-asian="16pt" style:font-size-complex="16pt"/>
      <style:map style:condition="cell-content()=0" style:apply-style-name="Accent" style:base-cell-address="Sheet1.A1"/>
    </style:style>
    <style:style style:name="ce8" style:family="table-cell" style:parent-style-name="Default">
      <style:table-cell-properties fo:background-color="#ff0000" style:text-align-source="fix" style:repeat-content="false" fo:border="0.74pt solid #000000"/>
      <style:paragraph-properties fo:text-align="start" fo:margin-left="0cm"/>
      <style:text-properties fo:color="#1c1c1c" fo:font-size="16pt" fo:font-weight="bold" style:font-size-asian="16pt" style:font-weight-asian="bold" style:font-size-complex="16pt" style:font-weight-complex="bold"/>
      <style:map style:condition="cell-content()=0" style:apply-style-name="Accent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5" office:value-type="string" calcext:value-type="string">
            <text:p>URL</text:p>
          </table:table-cell>
          <table:table-cell table:style-name="ce5" office:value-type="string" calcext:value-type="string">
            <text:p>SCORE</text:p>
          </table:table-cell>
          <table:table-cell table:style-name="ce8"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164&amp;action=edit&amp;classic-editor</text:p>
          </table:table-cell>
          <table:table-cell table:style-name="ce2" office:value-type="float" office:value="51.1" calcext:value-type="float">
            <text:p>51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162&amp;action=edit&amp;classic-editor</text:p>
          </table:table-cell>
          <table:table-cell table:style-name="ce2" office:value-type="float" office:value="54.4" calcext:value-type="float">
            <text:p>54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3825&amp;action=edit&amp;classic-editor</text:p>
          </table:table-cell>
          <table:table-cell table:style-name="ce2" office:value-type="float" office:value="63.2" calcext:value-type="float">
            <text:p>63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3823&amp;action=edit&amp;classic-editor</text:p>
          </table:table-cell>
          <table:table-cell table:style-name="ce2" office:value-type="float" office:value="63.6" calcext:value-type="float">
            <text:p>63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3817&amp;action=edit&amp;classic-editor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3717&amp;action=edit&amp;classic-editor</text:p>
          </table:table-cell>
          <table:table-cell table:style-name="ce2" office:value-type="float" office:value="21.8" calcext:value-type="float">
            <text:p>21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3896&amp;action=edit&amp;classic-editor</text:p>
          </table:table-cell>
          <table:table-cell table:style-name="ce2" office:value-type="float" office:value="60.3" calcext:value-type="float">
            <text:p>60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3988&amp;action=edit&amp;classic-editor</text:p>
          </table:table-cell>
          <table:table-cell table:style-name="ce2" office:value-type="float" office:value="55.8" calcext:value-type="float">
            <text:p>55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3782&amp;action=edit&amp;classic-editor</text:p>
          </table:table-cell>
          <table:table-cell table:style-name="ce2" office:value-type="float" office:value="62.3" calcext:value-type="float">
            <text:p>62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3894&amp;action=edit&amp;classic-editor</text:p>
          </table:table-cell>
          <table:table-cell table:style-name="ce2" office:value-type="float" office:value="64.1" calcext:value-type="float">
            <text:p>64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298&amp;action=edit&amp;classic-editor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048&amp;action=edit&amp;classic-editor</text:p>
          </table:table-cell>
          <table:table-cell table:style-name="ce2" office:value-type="float" office:value="66.1" calcext:value-type="float">
            <text:p>66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3578&amp;action=edit&amp;classic-editor</text:p>
          </table:table-cell>
          <table:table-cell table:style-name="ce2" office:value-type="float" office:value="37.3" calcext:value-type="float">
            <text:p>37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3961&amp;action=edit&amp;classic-editor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3914&amp;action=edit&amp;classic-editor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410&amp;action=edit&amp;classic-editor</text:p>
          </table:table-cell>
          <table:table-cell table:style-name="ce2" office:value-type="float" office:value="59.4" calcext:value-type="float">
            <text:p>59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156&amp;action=edit&amp;classic-editor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3990&amp;action=edit&amp;classic-editor</text:p>
          </table:table-cell>
          <table:table-cell table:style-name="ce2" office:value-type="float" office:value="33.3" calcext:value-type="float">
            <text:p>33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038&amp;action=edit&amp;classic-editor</text:p>
          </table:table-cell>
          <table:table-cell table:style-name="ce2" office:value-type="float" office:value="66.1" calcext:value-type="float">
            <text:p>66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074&amp;action=edit&amp;classic-editor</text:p>
          </table:table-cell>
          <table:table-cell table:style-name="ce2" office:value-type="float" office:value="42.6" calcext:value-type="float">
            <text:p>42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419&amp;action=edit&amp;classic-editor</text:p>
          </table:table-cell>
          <table:table-cell table:style-name="ce2" office:value-type="float" office:value="58.2" calcext:value-type="float">
            <text:p>58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224&amp;action=edit&amp;classic-editor</text:p>
          </table:table-cell>
          <table:table-cell table:style-name="ce2" office:value-type="float" office:value="45.5" calcext:value-type="float">
            <text:p>45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106&amp;action=edit&amp;classic-editor</text:p>
          </table:table-cell>
          <table:table-cell table:style-name="ce2" office:value-type="float" office:value="84.3" calcext:value-type="float">
            <text:p>84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3900&amp;action=edit&amp;classic-editor</text:p>
          </table:table-cell>
          <table:table-cell table:style-name="ce2" office:value-type="float" office:value="60.7" calcext:value-type="float">
            <text:p>60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227&amp;action=edit&amp;classic-editor</text:p>
          </table:table-cell>
          <table:table-cell table:style-name="ce2" office:value-type="float" office:value="55.7" calcext:value-type="float">
            <text:p>55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593&amp;action=edit&amp;classic-editor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430&amp;action=edit&amp;classic-editor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242&amp;action=edit&amp;classic-editor</text:p>
          </table:table-cell>
          <table:table-cell table:style-name="ce2" office:value-type="float" office:value="62.9" calcext:value-type="float">
            <text:p>62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252&amp;action=edit&amp;classic-editor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181&amp;action=edit&amp;classic-editor</text:p>
          </table:table-cell>
          <table:table-cell table:style-name="ce2" office:value-type="float" office:value="60.8" calcext:value-type="float">
            <text:p>60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630&amp;action=edit&amp;classic-editor</text:p>
          </table:table-cell>
          <table:table-cell table:style-name="ce2" office:value-type="float" office:value="42.1" calcext:value-type="float">
            <text:p>42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263&amp;action=edit&amp;classic-editor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300&amp;action=edit&amp;classic-editor</text:p>
          </table:table-cell>
          <table:table-cell table:style-name="ce2" office:value-type="float" office:value="43.4" calcext:value-type="float">
            <text:p>43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277&amp;action=edit&amp;classic-editor</text:p>
          </table:table-cell>
          <table:table-cell table:style-name="ce2" office:value-type="float" office:value="62.7" calcext:value-type="float">
            <text:p>62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354&amp;action=edit&amp;classic-editor</text:p>
          </table:table-cell>
          <table:table-cell table:style-name="ce2" office:value-type="float" office:value="69.7" calcext:value-type="float">
            <text:p>69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883&amp;action=edit&amp;classic-editor</text:p>
          </table:table-cell>
          <table:table-cell table:style-name="ce2" office:value-type="float" office:value="49.4" calcext:value-type="float">
            <text:p>49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426&amp;action=edit&amp;classic-editor</text:p>
          </table:table-cell>
          <table:table-cell table:style-name="ce2" office:value-type="float" office:value="63.6" calcext:value-type="float">
            <text:p>63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315&amp;action=edit&amp;classic-editor</text:p>
          </table:table-cell>
          <table:table-cell table:style-name="ce2" office:value-type="float" office:value="61.4" calcext:value-type="float">
            <text:p>61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386&amp;action=edit&amp;classic-editor</text:p>
          </table:table-cell>
          <table:table-cell table:style-name="ce2" office:value-type="float" office:value="26.2" calcext:value-type="float">
            <text:p>26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345&amp;action=edit&amp;classic-editor</text:p>
          </table:table-cell>
          <table:table-cell table:style-name="ce2" office:value-type="float" office:value="58.4" calcext:value-type="float">
            <text:p>58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435&amp;action=edit&amp;classic-editor</text:p>
          </table:table-cell>
          <table:table-cell table:style-name="ce2" office:value-type="float" office:value="61.3" calcext:value-type="float">
            <text:p>61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476&amp;action=edit&amp;classic-editor</text:p>
          </table:table-cell>
          <table:table-cell table:style-name="ce2" office:value-type="float" office:value="59.6" calcext:value-type="float">
            <text:p>59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664&amp;action=edit&amp;classic-editor</text:p>
          </table:table-cell>
          <table:table-cell table:style-name="ce2" office:value-type="float" office:value="55.1" calcext:value-type="float">
            <text:p>55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468&amp;action=edit&amp;classic-editor</text:p>
          </table:table-cell>
          <table:table-cell table:style-name="ce2" office:value-type="float" office:value="58.1" calcext:value-type="float">
            <text:p>58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438&amp;action=edit&amp;classic-editor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118&amp;action=edit&amp;classic-editor</text:p>
          </table:table-cell>
          <table:table-cell table:style-name="ce2" office:value-type="float" office:value="60.4" calcext:value-type="float">
            <text:p>60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772&amp;action=edit&amp;classic-editor</text:p>
          </table:table-cell>
          <table:table-cell table:style-name="ce2" office:value-type="float" office:value="55.4" calcext:value-type="float">
            <text:p>55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522&amp;action=edit&amp;classic-editor</text:p>
          </table:table-cell>
          <table:table-cell table:style-name="ce2" office:value-type="float" office:value="59.2" calcext:value-type="float">
            <text:p>59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478&amp;action=edit&amp;classic-editor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658&amp;action=edit&amp;classic-editor</text:p>
          </table:table-cell>
          <table:table-cell table:style-name="ce2" office:value-type="float" office:value="60.5" calcext:value-type="float">
            <text:p>60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284&amp;action=edit&amp;classic-editor</text:p>
          </table:table-cell>
          <table:table-cell table:style-name="ce2" office:value-type="float" office:value="57.9" calcext:value-type="float">
            <text:p>57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817&amp;action=edit&amp;classic-editor</text:p>
          </table:table-cell>
          <table:table-cell table:style-name="ce2" office:value-type="float" office:value="73.5" calcext:value-type="float">
            <text:p>73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821&amp;action=edit&amp;classic-editor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839&amp;action=edit&amp;classic-editor</text:p>
          </table:table-cell>
          <table:table-cell table:style-name="ce2" office:value-type="float" office:value="59.5" calcext:value-type="float">
            <text:p>59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842&amp;action=edit&amp;classic-editor</text:p>
          </table:table-cell>
          <table:table-cell table:style-name="ce2" office:value-type="float" office:value="65.5" calcext:value-type="float">
            <text:p>65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307&amp;action=edit&amp;classic-editor</text:p>
          </table:table-cell>
          <table:table-cell table:style-name="ce2" office:value-type="float" office:value="64.5" calcext:value-type="float">
            <text:p>64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298&amp;action=edit&amp;classic-editor</text:p>
          </table:table-cell>
          <table:table-cell table:style-name="ce2" office:value-type="float" office:value="46.5" calcext:value-type="float">
            <text:p>46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992&amp;action=edit&amp;classic-editor</text:p>
          </table:table-cell>
          <table:table-cell table:style-name="ce2" office:value-type="float" office:value="56.7" calcext:value-type="float">
            <text:p>56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831&amp;action=edit&amp;classic-editor</text:p>
          </table:table-cell>
          <table:table-cell table:style-name="ce2" office:value-type="float" office:value="54.1" calcext:value-type="float">
            <text:p>54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077&amp;action=edit&amp;classic-editor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334&amp;action=edit&amp;classic-editor</text:p>
          </table:table-cell>
          <table:table-cell table:style-name="ce2" office:value-type="float" office:value="62.9" calcext:value-type="float">
            <text:p>62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320&amp;action=edit&amp;classic-editor</text:p>
          </table:table-cell>
          <table:table-cell table:style-name="ce2" office:value-type="float" office:value="65.1" calcext:value-type="float">
            <text:p>65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060&amp;action=edit&amp;classic-editor</text:p>
          </table:table-cell>
          <table:table-cell table:style-name="ce2" office:value-type="float" office:value="62.1" calcext:value-type="float">
            <text:p>62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4045&amp;action=edit&amp;classic-editor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129&amp;action=edit&amp;classic-editor</text:p>
          </table:table-cell>
          <table:table-cell table:style-name="ce2" office:value-type="float" office:value="57.1" calcext:value-type="float">
            <text:p>57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434&amp;action=edit&amp;classic-editor</text:p>
          </table:table-cell>
          <table:table-cell table:style-name="ce2" office:value-type="float" office:value="60.1" calcext:value-type="float">
            <text:p>6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357&amp;action=edit&amp;classic-editor</text:p>
          </table:table-cell>
          <table:table-cell table:style-name="ce2" office:value-type="float" office:value="25.9" calcext:value-type="float">
            <text:p>25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148&amp;action=edit&amp;classic-editor</text:p>
          </table:table-cell>
          <table:table-cell table:style-name="ce2" office:value-type="float" office:value="81.7" calcext:value-type="float">
            <text:p>81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098&amp;action=edit&amp;classic-editor</text:p>
          </table:table-cell>
          <table:table-cell table:style-name="ce2" office:value-type="float" office:value="62.1" calcext:value-type="float">
            <text:p>62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144&amp;action=edit&amp;classic-editor</text:p>
          </table:table-cell>
          <table:table-cell table:style-name="ce2" office:value-type="float" office:value="35.9" calcext:value-type="float">
            <text:p>35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645&amp;action=edit&amp;classic-editor</text:p>
          </table:table-cell>
          <table:table-cell table:style-name="ce2" office:value-type="float" office:value="58.9" calcext:value-type="float">
            <text:p>58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164&amp;action=edit&amp;classic-editor</text:p>
          </table:table-cell>
          <table:table-cell table:style-name="ce2" office:value-type="float" office:value="48.2" calcext:value-type="float">
            <text:p>48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171&amp;action=edit&amp;classic-editor</text:p>
          </table:table-cell>
          <table:table-cell table:style-name="ce2" office:value-type="float" office:value="61.7" calcext:value-type="float">
            <text:p>61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220&amp;action=edit&amp;classic-editor</text:p>
          </table:table-cell>
          <table:table-cell table:style-name="ce2" office:value-type="float" office:value="53.1" calcext:value-type="float">
            <text:p>53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210&amp;action=edit&amp;classic-editor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440&amp;action=edit&amp;classic-editor</text:p>
          </table:table-cell>
          <table:table-cell table:style-name="ce2" office:value-type="float" office:value="27.5" calcext:value-type="float">
            <text:p>27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203&amp;action=edit&amp;classic-editor</text:p>
          </table:table-cell>
          <table:table-cell table:style-name="ce2" office:value-type="float" office:value="63.7" calcext:value-type="float">
            <text:p>63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201&amp;action=edit&amp;classic-editor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216&amp;action=edit&amp;classic-editor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327&amp;action=edit&amp;classic-editor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205&amp;action=edit&amp;classic-editor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356&amp;action=edit&amp;classic-editor</text:p>
          </table:table-cell>
          <table:table-cell table:style-name="ce2" office:value-type="float" office:value="47.5" calcext:value-type="float">
            <text:p>47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377&amp;action=edit&amp;classic-editor</text:p>
          </table:table-cell>
          <table:table-cell table:style-name="ce2" office:value-type="float" office:value="63.7" calcext:value-type="float">
            <text:p>63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359&amp;action=edit&amp;classic-editor</text:p>
          </table:table-cell>
          <table:table-cell table:style-name="ce2" office:value-type="float" office:value="55.8" calcext:value-type="float">
            <text:p>55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313&amp;action=edit&amp;classic-editor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887&amp;action=edit&amp;classic-editor</text:p>
          </table:table-cell>
          <table:table-cell table:style-name="ce2" office:value-type="float" office:value="58.6" calcext:value-type="float">
            <text:p>58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411&amp;action=edit&amp;classic-editor</text:p>
          </table:table-cell>
          <table:table-cell table:style-name="ce2" office:value-type="float" office:value="44.8" calcext:value-type="float">
            <text:p>44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399&amp;action=edit&amp;classic-editor</text:p>
          </table:table-cell>
          <table:table-cell table:style-name="ce2" office:value-type="float" office:value="54.1" calcext:value-type="float">
            <text:p>54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393&amp;action=edit&amp;classic-editor</text:p>
          </table:table-cell>
          <table:table-cell table:style-name="ce2" office:value-type="float" office:value="79.8" calcext:value-type="float">
            <text:p>79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395&amp;action=edit&amp;classic-editor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988&amp;action=edit&amp;classic-editor</text:p>
          </table:table-cell>
          <table:table-cell table:style-name="ce2" office:value-type="float" office:value="47.8" calcext:value-type="float">
            <text:p>47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413&amp;action=edit&amp;classic-editor</text:p>
          </table:table-cell>
          <table:table-cell table:style-name="ce2" office:value-type="float" office:value="66.6" calcext:value-type="float">
            <text:p>66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532&amp;action=edit&amp;classic-editor</text:p>
          </table:table-cell>
          <table:table-cell table:style-name="ce2" office:value-type="float" office:value="57.3" calcext:value-type="float">
            <text:p>57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403&amp;action=edit&amp;classic-editor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407&amp;action=edit&amp;classic-editor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061&amp;action=edit&amp;classic-editor</text:p>
          </table:table-cell>
          <table:table-cell table:style-name="ce2" office:value-type="float" office:value="53.1" calcext:value-type="float">
            <text:p>53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530&amp;action=edit&amp;classic-editor</text:p>
          </table:table-cell>
          <table:table-cell table:style-name="ce2" office:value-type="float" office:value="52.9" calcext:value-type="float">
            <text:p>52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614&amp;action=edit&amp;classic-editor</text:p>
          </table:table-cell>
          <table:table-cell table:style-name="ce2" office:value-type="float" office:value="61.9" calcext:value-type="float">
            <text:p>61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848&amp;action=edit&amp;classic-editor</text:p>
          </table:table-cell>
          <table:table-cell table:style-name="ce2" office:value-type="float" office:value="61.9" calcext:value-type="float">
            <text:p>61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896&amp;action=edit&amp;classic-editor</text:p>
          </table:table-cell>
          <table:table-cell table:style-name="ce2" office:value-type="float" office:value="58.6" calcext:value-type="float">
            <text:p>58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120&amp;action=edit&amp;classic-editor</text:p>
          </table:table-cell>
          <table:table-cell table:style-name="ce2" office:value-type="float" office:value="50.7" calcext:value-type="float">
            <text:p>50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616&amp;action=edit&amp;classic-editor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678&amp;action=edit&amp;classic-editor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710&amp;action=edit&amp;classic-editor</text:p>
          </table:table-cell>
          <table:table-cell table:style-name="ce2" office:value-type="float" office:value="59.7" calcext:value-type="float">
            <text:p>59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797&amp;action=edit&amp;classic-editor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735&amp;action=edit&amp;classic-editor</text:p>
          </table:table-cell>
          <table:table-cell table:style-name="ce2" office:value-type="float" office:value="57.8" calcext:value-type="float">
            <text:p>57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784&amp;action=edit&amp;classic-editor</text:p>
          </table:table-cell>
          <table:table-cell table:style-name="ce2" office:value-type="float" office:value="55.7" calcext:value-type="float">
            <text:p>55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713&amp;action=edit&amp;classic-editor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809&amp;action=edit&amp;classic-editor</text:p>
          </table:table-cell>
          <table:table-cell table:style-name="ce2" office:value-type="float" office:value="59.6" calcext:value-type="float">
            <text:p>59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877&amp;action=edit&amp;classic-editor</text:p>
          </table:table-cell>
          <table:table-cell table:style-name="ce2" office:value-type="float" office:value="62.7" calcext:value-type="float">
            <text:p>62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239&amp;action=edit&amp;classic-editor</text:p>
          </table:table-cell>
          <table:table-cell table:style-name="ce2" office:value-type="float" office:value="61.3" calcext:value-type="float">
            <text:p>61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766&amp;action=edit&amp;classic-editor</text:p>
          </table:table-cell>
          <table:table-cell table:style-name="ce2" office:value-type="float" office:value="55.9" calcext:value-type="float">
            <text:p>55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776&amp;action=edit&amp;classic-editor</text:p>
          </table:table-cell>
          <table:table-cell table:style-name="ce2" office:value-type="float" office:value="63.7" calcext:value-type="float">
            <text:p>63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801&amp;action=edit&amp;classic-editor</text:p>
          </table:table-cell>
          <table:table-cell table:style-name="ce2" office:value-type="float" office:value="64.1" calcext:value-type="float">
            <text:p>64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968&amp;action=edit&amp;classic-editor</text:p>
          </table:table-cell>
          <table:table-cell table:style-name="ce2" office:value-type="float" office:value="51.2" calcext:value-type="float">
            <text:p>51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277&amp;action=edit&amp;classic-editor</text:p>
          </table:table-cell>
          <table:table-cell table:style-name="ce2" office:value-type="float" office:value="66.5" calcext:value-type="float">
            <text:p>66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803&amp;action=edit&amp;classic-editor</text:p>
          </table:table-cell>
          <table:table-cell table:style-name="ce2" office:value-type="float" office:value="63.5" calcext:value-type="float">
            <text:p>63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786&amp;action=edit&amp;classic-editor</text:p>
          </table:table-cell>
          <table:table-cell table:style-name="ce2" office:value-type="float" office:value="36.6" calcext:value-type="float">
            <text:p>36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944&amp;action=edit&amp;classic-editor</text:p>
          </table:table-cell>
          <table:table-cell table:style-name="ce2" office:value-type="float" office:value="50.2" calcext:value-type="float">
            <text:p>50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078&amp;action=edit&amp;classic-editor</text:p>
          </table:table-cell>
          <table:table-cell table:style-name="ce2" office:value-type="float" office:value="59.3" calcext:value-type="float">
            <text:p>59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281&amp;action=edit&amp;classic-editor</text:p>
          </table:table-cell>
          <table:table-cell table:style-name="ce2" office:value-type="float" office:value="47.3" calcext:value-type="float">
            <text:p>47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304&amp;action=edit&amp;classic-editor</text:p>
          </table:table-cell>
          <table:table-cell table:style-name="ce2" office:value-type="float" office:value="51.8" calcext:value-type="float">
            <text:p>51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957&amp;action=edit&amp;classic-editor</text:p>
          </table:table-cell>
          <table:table-cell table:style-name="ce2" office:value-type="float" office:value="48.8" calcext:value-type="float">
            <text:p>48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068&amp;action=edit&amp;classic-editor</text:p>
          </table:table-cell>
          <table:table-cell table:style-name="ce2" office:value-type="float" office:value="62.2" calcext:value-type="float">
            <text:p>62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966&amp;action=edit&amp;classic-editor</text:p>
          </table:table-cell>
          <table:table-cell table:style-name="ce2" office:value-type="float" office:value="44.6" calcext:value-type="float">
            <text:p>44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380&amp;action=edit&amp;classic-editor</text:p>
          </table:table-cell>
          <table:table-cell table:style-name="ce2" office:value-type="float" office:value="35.1" calcext:value-type="float">
            <text:p>35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374&amp;action=edit&amp;classic-editor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011&amp;action=edit&amp;classic-editor</text:p>
          </table:table-cell>
          <table:table-cell table:style-name="ce2" office:value-type="float" office:value="69.7" calcext:value-type="float">
            <text:p>69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949&amp;action=edit&amp;classic-editor</text:p>
          </table:table-cell>
          <table:table-cell table:style-name="ce2" office:value-type="float" office:value="41.6" calcext:value-type="float">
            <text:p>41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795&amp;action=edit&amp;classic-editor</text:p>
          </table:table-cell>
          <table:table-cell table:style-name="ce2" office:value-type="float" office:value="54.2" calcext:value-type="float">
            <text:p>54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081&amp;action=edit&amp;classic-editor</text:p>
          </table:table-cell>
          <table:table-cell table:style-name="ce2" office:value-type="float" office:value="51.2" calcext:value-type="float">
            <text:p>51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986&amp;action=edit&amp;classic-editor</text:p>
          </table:table-cell>
          <table:table-cell table:style-name="ce2" office:value-type="float" office:value="53.9" calcext:value-type="float">
            <text:p>53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984&amp;action=edit&amp;classic-editor</text:p>
          </table:table-cell>
          <table:table-cell table:style-name="ce2" office:value-type="float" office:value="56.8" calcext:value-type="float">
            <text:p>56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981&amp;action=edit&amp;classic-editor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265&amp;action=edit&amp;classic-editor</text:p>
          </table:table-cell>
          <table:table-cell table:style-name="ce2" office:value-type="float" office:value="53.1" calcext:value-type="float">
            <text:p>53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875&amp;action=edit&amp;classic-editor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523&amp;action=edit&amp;classic-editor</text:p>
          </table:table-cell>
          <table:table-cell table:style-name="ce2" office:value-type="float" office:value="55.8" calcext:value-type="float">
            <text:p>55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519&amp;action=edit&amp;classic-editor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152&amp;action=edit&amp;classic-editor</text:p>
          </table:table-cell>
          <table:table-cell table:style-name="ce2" office:value-type="float" office:value="67.1" calcext:value-type="float">
            <text:p>67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627&amp;action=edit&amp;classic-editor</text:p>
          </table:table-cell>
          <table:table-cell table:style-name="ce2" office:value-type="float" office:value="63.3" calcext:value-type="float">
            <text:p>63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497&amp;action=edit&amp;classic-editor</text:p>
          </table:table-cell>
          <table:table-cell table:style-name="ce2" office:value-type="float" office:value="43.5" calcext:value-type="float">
            <text:p>43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207&amp;action=edit&amp;classic-editor</text:p>
          </table:table-cell>
          <table:table-cell table:style-name="ce2" office:value-type="float" office:value="62.6" calcext:value-type="float">
            <text:p>62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249&amp;action=edit&amp;classic-editor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489&amp;action=edit&amp;classic-editor</text:p>
          </table:table-cell>
          <table:table-cell table:style-name="ce2" office:value-type="float" office:value="47.4" calcext:value-type="float">
            <text:p>47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391&amp;action=edit&amp;classic-editor</text:p>
          </table:table-cell>
          <table:table-cell table:style-name="ce2" office:value-type="float" office:value="57.8" calcext:value-type="float">
            <text:p>57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582&amp;action=edit&amp;classic-editor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637&amp;action=edit&amp;classic-edito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538&amp;action=edit&amp;classic-editor</text:p>
          </table:table-cell>
          <table:table-cell table:style-name="ce2" office:value-type="float" office:value="62.6" calcext:value-type="float">
            <text:p>62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452&amp;action=edit&amp;classic-editor</text:p>
          </table:table-cell>
          <table:table-cell table:style-name="ce2" office:value-type="float" office:value="44.2" calcext:value-type="float">
            <text:p>44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389&amp;action=edit&amp;classic-editor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531&amp;action=edit&amp;classic-editor</text:p>
          </table:table-cell>
          <table:table-cell table:style-name="ce2" office:value-type="float" office:value="47.2" calcext:value-type="float">
            <text:p>47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556&amp;action=edit&amp;classic-editor</text:p>
          </table:table-cell>
          <table:table-cell table:style-name="ce2" office:value-type="float" office:value="51.8" calcext:value-type="float">
            <text:p>51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527&amp;action=edit&amp;classic-editor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018&amp;action=edit&amp;classic-editor</text:p>
          </table:table-cell>
          <table:table-cell table:style-name="ce2" office:value-type="float" office:value="50.8" calcext:value-type="float">
            <text:p>50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700&amp;action=edit&amp;classic-editor</text:p>
          </table:table-cell>
          <table:table-cell table:style-name="ce2" office:value-type="float" office:value="58.4" calcext:value-type="float">
            <text:p>58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690&amp;action=edit&amp;classic-editor</text:p>
          </table:table-cell>
          <table:table-cell table:style-name="ce2" office:value-type="float" office:value="66.1" calcext:value-type="float">
            <text:p>66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449&amp;action=edit&amp;classic-editor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665&amp;action=edit&amp;classic-editor</text:p>
          </table:table-cell>
          <table:table-cell table:style-name="ce2" office:value-type="float" office:value="25.7" calcext:value-type="float">
            <text:p>25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590&amp;action=edit&amp;classic-editor</text:p>
          </table:table-cell>
          <table:table-cell table:style-name="ce2" office:value-type="float" office:value="51.4" calcext:value-type="float">
            <text:p>51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768&amp;action=edit&amp;classic-editor</text:p>
          </table:table-cell>
          <table:table-cell table:style-name="ce2" office:value-type="float" office:value="67.2" calcext:value-type="float">
            <text:p>67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102&amp;action=edit&amp;classic-editor</text:p>
          </table:table-cell>
          <table:table-cell table:style-name="ce2" office:value-type="float" office:value="67.5" calcext:value-type="float">
            <text:p>67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253&amp;action=edit&amp;classic-editor</text:p>
          </table:table-cell>
          <table:table-cell table:style-name="ce2" office:value-type="float" office:value="60.6" calcext:value-type="float">
            <text:p>60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645&amp;action=edit&amp;classic-editor</text:p>
          </table:table-cell>
          <table:table-cell table:style-name="ce2" office:value-type="float" office:value="47.1" calcext:value-type="float">
            <text:p>47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320&amp;action=edit&amp;classic-editor</text:p>
          </table:table-cell>
          <table:table-cell table:style-name="ce2" office:value-type="float" office:value="46.2" calcext:value-type="float">
            <text:p>46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765&amp;action=edit&amp;classic-editor</text:p>
          </table:table-cell>
          <table:table-cell table:style-name="ce2" office:value-type="float" office:value="60.6" calcext:value-type="float">
            <text:p>60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111&amp;action=edit&amp;classic-editor</text:p>
          </table:table-cell>
          <table:table-cell table:style-name="ce2" office:value-type="float" office:value="63.8" calcext:value-type="float">
            <text:p>63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397&amp;action=edit&amp;classic-editor</text:p>
          </table:table-cell>
          <table:table-cell table:style-name="ce2" office:value-type="float" office:value="55.7" calcext:value-type="float">
            <text:p>55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066&amp;action=edit&amp;classic-editor</text:p>
          </table:table-cell>
          <table:table-cell table:style-name="ce2" office:value-type="float" office:value="50.7" calcext:value-type="float">
            <text:p>50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713&amp;action=edit&amp;classic-editor</text:p>
          </table:table-cell>
          <table:table-cell table:style-name="ce2" office:value-type="float" office:value="59.7" calcext:value-type="float">
            <text:p>59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816&amp;action=edit&amp;classic-editor</text:p>
          </table:table-cell>
          <table:table-cell table:style-name="ce2" office:value-type="float" office:value="38.1" calcext:value-type="float">
            <text:p>38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822&amp;action=edit&amp;classic-editor</text:p>
          </table:table-cell>
          <table:table-cell table:style-name="ce2" office:value-type="float" office:value="46.1" calcext:value-type="float">
            <text:p>46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257&amp;action=edit&amp;classic-editor</text:p>
          </table:table-cell>
          <table:table-cell table:style-name="ce2" office:value-type="float" office:value="55.1" calcext:value-type="float">
            <text:p>55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535&amp;action=edit&amp;classic-editor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663&amp;action=edit&amp;classic-editor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897&amp;action=edit&amp;classic-editor</text:p>
          </table:table-cell>
          <table:table-cell table:style-name="ce2" office:value-type="float" office:value="47.6" calcext:value-type="float">
            <text:p>47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444&amp;action=edit&amp;classic-editor</text:p>
          </table:table-cell>
          <table:table-cell table:style-name="ce2" office:value-type="float" office:value="66.3" calcext:value-type="float">
            <text:p>66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440&amp;action=edit&amp;classic-editor</text:p>
          </table:table-cell>
          <table:table-cell table:style-name="ce2" office:value-type="float" office:value="67.2" calcext:value-type="float">
            <text:p>67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707&amp;action=edit&amp;classic-editor</text:p>
          </table:table-cell>
          <table:table-cell table:style-name="ce2" office:value-type="float" office:value="56.4" calcext:value-type="float">
            <text:p>56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791&amp;action=edit&amp;classic-editor</text:p>
          </table:table-cell>
          <table:table-cell table:style-name="ce2" office:value-type="float" office:value="58.6" calcext:value-type="float">
            <text:p>58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959&amp;action=edit&amp;classic-editor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623&amp;action=edit&amp;classic-editor</text:p>
          </table:table-cell>
          <table:table-cell table:style-name="ce2" office:value-type="float" office:value="46.6" calcext:value-type="float">
            <text:p>46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789&amp;action=edit&amp;classic-editor</text:p>
          </table:table-cell>
          <table:table-cell table:style-name="ce2" office:value-type="float" office:value="61.3" calcext:value-type="float">
            <text:p>61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831&amp;action=edit&amp;classic-editor</text:p>
          </table:table-cell>
          <table:table-cell table:style-name="ce2" office:value-type="float" office:value="64.8" calcext:value-type="float">
            <text:p>64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997&amp;action=edit&amp;classic-editor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651&amp;action=edit&amp;classic-editor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711&amp;action=edit&amp;classic-editor</text:p>
          </table:table-cell>
          <table:table-cell table:style-name="ce2" office:value-type="float" office:value="71.7" calcext:value-type="float">
            <text:p>71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661&amp;action=edit&amp;classic-editor</text:p>
          </table:table-cell>
          <table:table-cell table:style-name="ce2" office:value-type="float" office:value="47.5" calcext:value-type="float">
            <text:p>47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827&amp;action=edit&amp;classic-editor</text:p>
          </table:table-cell>
          <table:table-cell table:style-name="ce2" office:value-type="float" office:value="59.2" calcext:value-type="float">
            <text:p>59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070&amp;action=edit&amp;classic-editor</text:p>
          </table:table-cell>
          <table:table-cell table:style-name="ce2" office:value-type="float" office:value="50.4" calcext:value-type="float">
            <text:p>50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120&amp;action=edit&amp;classic-editor</text:p>
          </table:table-cell>
          <table:table-cell table:style-name="ce2" office:value-type="float" office:value="53.1" calcext:value-type="float">
            <text:p>53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447&amp;action=edit&amp;classic-editor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467&amp;action=edit&amp;classic-editor</text:p>
          </table:table-cell>
          <table:table-cell table:style-name="ce2" office:value-type="float" office:value="45.2" calcext:value-type="float">
            <text:p>45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235&amp;action=edit&amp;classic-editor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749&amp;action=edit&amp;classic-editor</text:p>
          </table:table-cell>
          <table:table-cell table:style-name="ce2" office:value-type="float" office:value="79.9" calcext:value-type="float">
            <text:p>79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784&amp;action=edit&amp;classic-editor</text:p>
          </table:table-cell>
          <table:table-cell table:style-name="ce2" office:value-type="float" office:value="60.3" calcext:value-type="float">
            <text:p>60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629&amp;action=edit&amp;classic-editor</text:p>
          </table:table-cell>
          <table:table-cell table:style-name="ce2" office:value-type="float" office:value="51.3" calcext:value-type="float">
            <text:p>51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317&amp;action=edit&amp;classic-editor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157&amp;action=edit&amp;classic-editor</text:p>
          </table:table-cell>
          <table:table-cell table:style-name="ce2" office:value-type="float" office:value="56.3" calcext:value-type="float">
            <text:p>56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656&amp;action=edit&amp;classic-editor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799&amp;action=edit&amp;classic-editor</text:p>
          </table:table-cell>
          <table:table-cell table:style-name="ce2" office:value-type="float" office:value="35.8" calcext:value-type="float">
            <text:p>35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923&amp;action=edit&amp;classic-editor</text:p>
          </table:table-cell>
          <table:table-cell table:style-name="ce2" office:value-type="float" office:value="52.6" calcext:value-type="float">
            <text:p>52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971&amp;action=edit&amp;classic-editor</text:p>
          </table:table-cell>
          <table:table-cell table:style-name="ce2" office:value-type="float" office:value="54.5" calcext:value-type="float">
            <text:p>54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349&amp;action=edit&amp;classic-editor</text:p>
          </table:table-cell>
          <table:table-cell table:style-name="ce2" office:value-type="float" office:value="62.1" calcext:value-type="float">
            <text:p>62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853&amp;action=edit&amp;classic-editor</text:p>
          </table:table-cell>
          <table:table-cell table:style-name="ce2" office:value-type="float" office:value="66.1" calcext:value-type="float">
            <text:p>66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594&amp;action=edit&amp;classic-editor</text:p>
          </table:table-cell>
          <table:table-cell table:style-name="ce2" office:value-type="float" office:value="38.9" calcext:value-type="float">
            <text:p>38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964&amp;action=edit&amp;classic-editor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966&amp;action=edit&amp;classic-editor</text:p>
          </table:table-cell>
          <table:table-cell table:style-name="ce2" office:value-type="float" office:value="57.8" calcext:value-type="float">
            <text:p>57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411&amp;action=edit&amp;classic-editor</text:p>
          </table:table-cell>
          <table:table-cell table:style-name="ce2"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383&amp;action=edit&amp;classic-editor</text:p>
          </table:table-cell>
          <table:table-cell table:style-name="ce2" office:value-type="float" office:value="57.3" calcext:value-type="float">
            <text:p>57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907&amp;action=edit&amp;classic-editor</text:p>
          </table:table-cell>
          <table:table-cell table:style-name="ce2" office:value-type="float" office:value="64.7" calcext:value-type="float">
            <text:p>64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027&amp;action=edit&amp;classic-editor</text:p>
          </table:table-cell>
          <table:table-cell table:style-name="ce2" office:value-type="float" office:value="50.5" calcext:value-type="float">
            <text:p>50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024&amp;action=edit&amp;classic-editor</text:p>
          </table:table-cell>
          <table:table-cell table:style-name="ce2" office:value-type="float" office:value="68.1" calcext:value-type="float">
            <text:p>68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469&amp;action=edit&amp;classic-editor</text:p>
          </table:table-cell>
          <table:table-cell table:style-name="ce2" office:value-type="float" office:value="66.2" calcext:value-type="float">
            <text:p>66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905&amp;action=edit&amp;classic-editor</text:p>
          </table:table-cell>
          <table:table-cell table:style-name="ce2" office:value-type="float" office:value="47.6" calcext:value-type="float">
            <text:p>47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006&amp;action=edit&amp;classic-editor</text:p>
          </table:table-cell>
          <table:table-cell table:style-name="ce2" office:value-type="float" office:value="49.2" calcext:value-type="float">
            <text:p>49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459&amp;action=edit&amp;classic-editor</text:p>
          </table:table-cell>
          <table:table-cell table:style-name="ce2" office:value-type="float" office:value="58.9" calcext:value-type="float">
            <text:p>58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457&amp;action=edit&amp;classic-editor</text:p>
          </table:table-cell>
          <table:table-cell table:style-name="ce2" office:value-type="float" office:value="51.8" calcext:value-type="float">
            <text:p>51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993&amp;action=edit&amp;classic-editor</text:p>
          </table:table-cell>
          <table:table-cell table:style-name="ce2" office:value-type="float" office:value="48.8" calcext:value-type="float">
            <text:p>48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016&amp;action=edit&amp;classic-editor</text:p>
          </table:table-cell>
          <table:table-cell table:style-name="ce2" office:value-type="float" office:value="59.9" calcext:value-type="float">
            <text:p>59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491&amp;action=edit&amp;classic-editor</text:p>
          </table:table-cell>
          <table:table-cell table:style-name="ce2" office:value-type="float" office:value="63.3" calcext:value-type="float">
            <text:p>63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432&amp;action=edit&amp;classic-editor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639&amp;action=edit&amp;classic-editor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644&amp;action=edit&amp;classic-editor</text:p>
          </table:table-cell>
          <table:table-cell table:style-name="ce2" office:value-type="float" office:value="62.7" calcext:value-type="float">
            <text:p>62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939&amp;action=edit&amp;classic-editor</text:p>
          </table:table-cell>
          <table:table-cell table:style-name="ce2" office:value-type="float" office:value="58.7" calcext:value-type="float">
            <text:p>58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019&amp;action=edit&amp;classic-editor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480&amp;action=edit&amp;classic-editor</text:p>
          </table:table-cell>
          <table:table-cell table:style-name="ce2" office:value-type="float" office:value="65.5" calcext:value-type="float">
            <text:p>65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448&amp;action=edit&amp;classic-editor</text:p>
          </table:table-cell>
          <table:table-cell table:style-name="ce2" office:value-type="float" office:value="55.8" calcext:value-type="float">
            <text:p>55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390&amp;action=edit&amp;classic-editor</text:p>
          </table:table-cell>
          <table:table-cell table:style-name="ce2" office:value-type="float" office:value="57.1" calcext:value-type="float">
            <text:p>57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188&amp;action=edit&amp;classic-editor</text:p>
          </table:table-cell>
          <table:table-cell table:style-name="ce2" office:value-type="float" office:value="59.6" calcext:value-type="float">
            <text:p>59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264&amp;action=edit&amp;classic-editor</text:p>
          </table:table-cell>
          <table:table-cell table:style-name="ce2" office:value-type="float" office:value="63.5" calcext:value-type="float">
            <text:p>63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150&amp;action=edit&amp;classic-editor</text:p>
          </table:table-cell>
          <table:table-cell table:style-name="ce2" office:value-type="float" office:value="62.4" calcext:value-type="float">
            <text:p>62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669&amp;action=edit&amp;classic-editor</text:p>
          </table:table-cell>
          <table:table-cell table:style-name="ce2" office:value-type="float" office:value="55.7" calcext:value-type="float">
            <text:p>55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501&amp;action=edit&amp;classic-editor</text:p>
          </table:table-cell>
          <table:table-cell table:style-name="ce2" office:value-type="float" office:value="28.9" calcext:value-type="float">
            <text:p>28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272&amp;action=edit&amp;classic-editor</text:p>
          </table:table-cell>
          <table:table-cell table:style-name="ce2" office:value-type="float" office:value="62.7" calcext:value-type="float">
            <text:p>62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269&amp;action=edit&amp;classic-editor</text:p>
          </table:table-cell>
          <table:table-cell table:style-name="ce2" office:value-type="float" office:value="63.7" calcext:value-type="float">
            <text:p>63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670&amp;action=edit&amp;classic-editor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696&amp;action=edit&amp;classic-editor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716&amp;action=edit&amp;classic-editor</text:p>
          </table:table-cell>
          <table:table-cell table:style-name="ce2" office:value-type="float" office:value="59.9" calcext:value-type="float">
            <text:p>59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338&amp;action=edit&amp;classic-editor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401&amp;action=edit&amp;classic-editor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332&amp;action=edit&amp;classic-editor</text:p>
          </table:table-cell>
          <table:table-cell table:style-name="ce2" office:value-type="float" office:value="50.3" calcext:value-type="float">
            <text:p>50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263&amp;action=edit&amp;classic-editor</text:p>
          </table:table-cell>
          <table:table-cell table:style-name="ce2" office:value-type="float" office:value="40.5" calcext:value-type="float">
            <text:p>40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946&amp;action=edit&amp;classic-editor</text:p>
          </table:table-cell>
          <table:table-cell table:style-name="ce2" office:value-type="float" office:value="66.8" calcext:value-type="float">
            <text:p>66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403&amp;action=edit&amp;classic-editor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361&amp;action=edit&amp;classic-editor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911&amp;action=edit&amp;classic-editor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833&amp;action=edit&amp;classic-editor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717&amp;action=edit&amp;classic-editor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552&amp;action=edit&amp;classic-editor</text:p>
          </table:table-cell>
          <table:table-cell table:style-name="ce2" office:value-type="float" office:value="65.1" calcext:value-type="float">
            <text:p>65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556&amp;action=edit&amp;classic-editor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544&amp;action=edit&amp;classic-editor</text:p>
          </table:table-cell>
          <table:table-cell table:style-name="ce2" office:value-type="float" office:value="64.3" calcext:value-type="float">
            <text:p>64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152&amp;action=edit&amp;classic-editor</text:p>
          </table:table-cell>
          <table:table-cell table:style-name="ce2" office:value-type="float" office:value="53.3" calcext:value-type="float">
            <text:p>53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154&amp;action=edit&amp;classic-editor</text:p>
          </table:table-cell>
          <table:table-cell table:style-name="ce2" office:value-type="float" office:value="62.2" calcext:value-type="float">
            <text:p>62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586&amp;action=edit&amp;classic-editor</text:p>
          </table:table-cell>
          <table:table-cell table:style-name="ce2" office:value-type="float" office:value="67.3" calcext:value-type="float">
            <text:p>67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588&amp;action=edit&amp;classic-editor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177&amp;action=edit&amp;classic-editor</text:p>
          </table:table-cell>
          <table:table-cell table:style-name="ce2" office:value-type="float" office:value="56.7" calcext:value-type="float">
            <text:p>56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257&amp;action=edit&amp;classic-editor</text:p>
          </table:table-cell>
          <table:table-cell table:style-name="ce2" office:value-type="float" office:value="61.6" calcext:value-type="float">
            <text:p>61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265&amp;action=edit&amp;classic-editor</text:p>
          </table:table-cell>
          <table:table-cell table:style-name="ce2" office:value-type="float" office:value="54.6" calcext:value-type="float">
            <text:p>54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728&amp;action=edit&amp;classic-editor</text:p>
          </table:table-cell>
          <table:table-cell table:style-name="ce2" office:value-type="float" office:value="50.9" calcext:value-type="float">
            <text:p>50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688&amp;action=edit&amp;classic-editor</text:p>
          </table:table-cell>
          <table:table-cell table:style-name="ce2" office:value-type="float" office:value="54.4" calcext:value-type="float">
            <text:p>54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675&amp;action=edit&amp;classic-editor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886&amp;action=edit&amp;classic-editor</text:p>
          </table:table-cell>
          <table:table-cell table:style-name="ce2" office:value-type="float" office:value="53.9" calcext:value-type="float">
            <text:p>53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255&amp;action=edit&amp;classic-editor</text:p>
          </table:table-cell>
          <table:table-cell table:style-name="ce2" office:value-type="float" office:value="64.3" calcext:value-type="float">
            <text:p>64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784&amp;action=edit&amp;classic-editor</text:p>
          </table:table-cell>
          <table:table-cell table:style-name="ce2" office:value-type="float" office:value="66.2" calcext:value-type="float">
            <text:p>66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405&amp;action=edit&amp;classic-editor</text:p>
          </table:table-cell>
          <table:table-cell table:style-name="ce2" office:value-type="float" office:value="63.6" calcext:value-type="float">
            <text:p>63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340&amp;action=edit&amp;classic-editor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342&amp;action=edit&amp;classic-editor</text:p>
          </table:table-cell>
          <table:table-cell table:style-name="ce2" office:value-type="float" office:value="45.8" calcext:value-type="float">
            <text:p>45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397&amp;action=edit&amp;classic-editor</text:p>
          </table:table-cell>
          <table:table-cell table:style-name="ce2" office:value-type="float" office:value="67.5" calcext:value-type="float">
            <text:p>67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857&amp;action=edit&amp;classic-editor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440&amp;action=edit&amp;classic-editor</text:p>
          </table:table-cell>
          <table:table-cell table:style-name="ce2" office:value-type="float" office:value="63.3" calcext:value-type="float">
            <text:p>63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451&amp;action=edit&amp;classic-editor</text:p>
          </table:table-cell>
          <table:table-cell table:style-name="ce2" office:value-type="float" office:value="61.5" calcext:value-type="float">
            <text:p>61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436&amp;action=edit&amp;classic-editor</text:p>
          </table:table-cell>
          <table:table-cell table:style-name="ce2" office:value-type="float" office:value="44.6" calcext:value-type="float">
            <text:p>44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5478&amp;action=edit&amp;classic-editor</text:p>
          </table:table-cell>
          <table:table-cell table:style-name="ce2" office:value-type="float" office:value="64.5" calcext:value-type="float">
            <text:p>64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658&amp;action=edit&amp;classic-editor</text:p>
          </table:table-cell>
          <table:table-cell table:style-name="ce2" office:value-type="float" office:value="59.6" calcext:value-type="float">
            <text:p>59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700&amp;action=edit&amp;classic-editor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494&amp;action=edit&amp;classic-editor</text:p>
          </table:table-cell>
          <table:table-cell table:style-name="ce2"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482&amp;action=edit&amp;classic-editor</text:p>
          </table:table-cell>
          <table:table-cell table:style-name="ce2" office:value-type="float" office:value="58.1" calcext:value-type="float">
            <text:p>58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474&amp;action=edit&amp;classic-editor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846&amp;action=edit&amp;classic-editor</text:p>
          </table:table-cell>
          <table:table-cell table:style-name="ce2" office:value-type="float" office:value="49.9" calcext:value-type="float">
            <text:p>49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498&amp;action=edit&amp;classic-editor</text:p>
          </table:table-cell>
          <table:table-cell table:style-name="ce2" office:value-type="float" office:value="34.9" calcext:value-type="float">
            <text:p>34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492&amp;action=edit&amp;classic-editor</text:p>
          </table:table-cell>
          <table:table-cell table:style-name="ce2" office:value-type="float" office:value="32.7" calcext:value-type="float">
            <text:p>32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500&amp;action=edit&amp;classic-editor</text:p>
          </table:table-cell>
          <table:table-cell table:style-name="ce2" office:value-type="float" office:value="64.6" calcext:value-type="float">
            <text:p>64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506&amp;action=edit&amp;classic-editor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866&amp;action=edit&amp;classic-editor</text:p>
          </table:table-cell>
          <table:table-cell table:style-name="ce2" office:value-type="float" office:value="59.4" calcext:value-type="float">
            <text:p>59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908&amp;action=edit&amp;classic-editor</text:p>
          </table:table-cell>
          <table:table-cell table:style-name="ce2" office:value-type="float" office:value="67.4" calcext:value-type="float">
            <text:p>67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879&amp;action=edit&amp;classic-editor</text:p>
          </table:table-cell>
          <table:table-cell table:style-name="ce2" office:value-type="float" office:value="64.3" calcext:value-type="float">
            <text:p>64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570&amp;action=edit&amp;classic-editor</text:p>
          </table:table-cell>
          <table:table-cell table:style-name="ce2" office:value-type="float" office:value="73.7" calcext:value-type="float">
            <text:p>73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572&amp;action=edit&amp;classic-editor</text:p>
          </table:table-cell>
          <table:table-cell table:style-name="ce2" office:value-type="float" office:value="51.9" calcext:value-type="float">
            <text:p>51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935&amp;action=edit&amp;classic-editor</text:p>
          </table:table-cell>
          <table:table-cell table:style-name="ce2" office:value-type="float" office:value="58.6" calcext:value-type="float">
            <text:p>58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892&amp;action=edit&amp;classic-editor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901&amp;action=edit&amp;classic-editor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984&amp;action=edit&amp;classic-editor</text:p>
          </table:table-cell>
          <table:table-cell table:style-name="ce2" office:value-type="float" office:value="29.6" calcext:value-type="float">
            <text:p>29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577&amp;action=edit&amp;classic-editor</text:p>
          </table:table-cell>
          <table:table-cell table:style-name="ce2" office:value-type="float" office:value="37.2" calcext:value-type="float">
            <text:p>37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990&amp;action=edit&amp;classic-editor</text:p>
          </table:table-cell>
          <table:table-cell table:style-name="ce2" office:value-type="float" office:value="65.1" calcext:value-type="float">
            <text:p>65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593&amp;action=edit&amp;classic-editor</text:p>
          </table:table-cell>
          <table:table-cell table:style-name="ce2" office:value-type="float" office:value="58.2" calcext:value-type="float">
            <text:p>58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598&amp;action=edit&amp;classic-editor</text:p>
          </table:table-cell>
          <table:table-cell table:style-name="ce2" office:value-type="float" office:value="46.6" calcext:value-type="float">
            <text:p>46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596&amp;action=edit&amp;classic-editor</text:p>
          </table:table-cell>
          <table:table-cell table:style-name="ce2" office:value-type="float" office:value="49.8" calcext:value-type="float">
            <text:p>49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591&amp;action=edit&amp;classic-editor</text:p>
          </table:table-cell>
          <table:table-cell table:style-name="ce2" office:value-type="float" office:value="52.5" calcext:value-type="float">
            <text:p>52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994&amp;action=edit&amp;classic-editor</text:p>
          </table:table-cell>
          <table:table-cell table:style-name="ce2" office:value-type="float" office:value="55.1" calcext:value-type="float">
            <text:p>55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035&amp;action=edit&amp;classic-editor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611&amp;action=edit&amp;classic-editor</text:p>
          </table:table-cell>
          <table:table-cell table:style-name="ce2" office:value-type="float" office:value="59.6" calcext:value-type="float">
            <text:p>59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605&amp;action=edit&amp;classic-editor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607&amp;action=edit&amp;classic-editor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042&amp;action=edit&amp;classic-editor</text:p>
          </table:table-cell>
          <table:table-cell table:style-name="ce2" office:value-type="float" office:value="58.2" calcext:value-type="float">
            <text:p>58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321&amp;action=edit&amp;classic-editor</text:p>
          </table:table-cell>
          <table:table-cell table:style-name="ce2" office:value-type="float" office:value="56.8" calcext:value-type="float">
            <text:p>56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336&amp;action=edit&amp;classic-editor</text:p>
          </table:table-cell>
          <table:table-cell table:style-name="ce2" office:value-type="float" office:value="53.2" calcext:value-type="float">
            <text:p>53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344&amp;action=edit&amp;classic-editor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574&amp;action=edit&amp;classic-editor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7387&amp;action=edit&amp;classic-editor</text:p>
          </table:table-cell>
          <table:table-cell table:style-name="ce2" office:value-type="float" office:value="49.2" calcext:value-type="float">
            <text:p>49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518&amp;action=edit&amp;classic-editor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059&amp;action=edit&amp;classic-editor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062&amp;action=edit&amp;classic-editor</text:p>
          </table:table-cell>
          <table:table-cell table:style-name="ce2" office:value-type="float" office:value="66.6" calcext:value-type="float">
            <text:p>66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525&amp;action=edit&amp;classic-editor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537&amp;action=edit&amp;classic-editor</text:p>
          </table:table-cell>
          <table:table-cell table:style-name="ce2" office:value-type="float" office:value="59.1" calcext:value-type="float">
            <text:p>59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067&amp;action=edit&amp;classic-editor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081&amp;action=edit&amp;classic-editor</text:p>
          </table:table-cell>
          <table:table-cell table:style-name="ce2" office:value-type="float" office:value="62.6" calcext:value-type="float">
            <text:p>62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083&amp;action=edit&amp;classic-editor</text:p>
          </table:table-cell>
          <table:table-cell table:style-name="ce2" office:value-type="float" office:value="58.3" calcext:value-type="float">
            <text:p>58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144&amp;action=edit&amp;classic-editor</text:p>
          </table:table-cell>
          <table:table-cell table:style-name="ce2" office:value-type="float" office:value="50.2" calcext:value-type="float">
            <text:p>50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598&amp;action=edit&amp;classic-editor</text:p>
          </table:table-cell>
          <table:table-cell table:style-name="ce2" office:value-type="float" office:value="36.7" calcext:value-type="float">
            <text:p>36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158&amp;action=edit&amp;classic-editor</text:p>
          </table:table-cell>
          <table:table-cell table:style-name="ce2" office:value-type="float" office:value="55.7" calcext:value-type="float">
            <text:p>55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148&amp;action=edit&amp;classic-editor</text:p>
          </table:table-cell>
          <table:table-cell table:style-name="ce2" office:value-type="float" office:value="61.9" calcext:value-type="float">
            <text:p>61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187&amp;action=edit&amp;classic-editor</text:p>
          </table:table-cell>
          <table:table-cell table:style-name="ce2" office:value-type="float" office:value="58.3" calcext:value-type="float">
            <text:p>58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183&amp;action=edit&amp;classic-editor</text:p>
          </table:table-cell>
          <table:table-cell table:style-name="ce2" office:value-type="float" office:value="66.6" calcext:value-type="float">
            <text:p>66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161&amp;action=edit&amp;classic-editor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205&amp;action=edit&amp;classic-editor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191&amp;action=edit&amp;classic-editor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233&amp;action=edit&amp;classic-editor</text:p>
          </table:table-cell>
          <table:table-cell table:style-name="ce2" office:value-type="float" office:value="80.3" calcext:value-type="float">
            <text:p>80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237&amp;action=edit&amp;classic-editor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272&amp;action=edit&amp;classic-editor</text:p>
          </table:table-cell>
          <table:table-cell table:style-name="ce2" office:value-type="float" office:value="40.4" calcext:value-type="float">
            <text:p>40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274&amp;action=edit&amp;classic-editor</text:p>
          </table:table-cell>
          <table:table-cell table:style-name="ce2" office:value-type="float" office:value="65.1" calcext:value-type="float">
            <text:p>65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276&amp;action=edit&amp;classic-editor</text:p>
          </table:table-cell>
          <table:table-cell table:style-name="ce2" office:value-type="float" office:value="58.2" calcext:value-type="float">
            <text:p>58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278&amp;action=edit&amp;classic-editor</text:p>
          </table:table-cell>
          <table:table-cell table:style-name="ce2" office:value-type="float" office:value="61.7" calcext:value-type="float">
            <text:p>61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463&amp;action=edit&amp;classic-editor</text:p>
          </table:table-cell>
          <table:table-cell table:style-name="ce2" office:value-type="float" office:value="53.9" calcext:value-type="float">
            <text:p>53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367&amp;action=edit&amp;classic-editor</text:p>
          </table:table-cell>
          <table:table-cell table:style-name="ce2" office:value-type="float" office:value="63.7" calcext:value-type="float">
            <text:p>63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345&amp;action=edit&amp;classic-editor</text:p>
          </table:table-cell>
          <table:table-cell table:style-name="ce2" office:value-type="float" office:value="55.3" calcext:value-type="float">
            <text:p>55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365&amp;action=edit&amp;classic-editor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373&amp;action=edit&amp;classic-editor</text:p>
          </table:table-cell>
          <table:table-cell table:style-name="ce2" office:value-type="float" office:value="50.5" calcext:value-type="float">
            <text:p>50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414&amp;action=edit&amp;classic-editor</text:p>
          </table:table-cell>
          <table:table-cell table:style-name="ce2" office:value-type="float" office:value="65.4" calcext:value-type="float">
            <text:p>65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412&amp;action=edit&amp;classic-editor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446&amp;action=edit&amp;classic-editor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460&amp;action=edit&amp;classic-editor</text:p>
          </table:table-cell>
          <table:table-cell table:style-name="ce2" office:value-type="float" office:value="33.3" calcext:value-type="float">
            <text:p>33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418&amp;action=edit&amp;classic-editor</text:p>
          </table:table-cell>
          <table:table-cell table:style-name="ce2" office:value-type="float" office:value="63.6" calcext:value-type="float">
            <text:p>63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607&amp;action=edit&amp;classic-editor</text:p>
          </table:table-cell>
          <table:table-cell table:style-name="ce2" office:value-type="float" office:value="50.7" calcext:value-type="float">
            <text:p>50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007&amp;action=edit&amp;classic-editor</text:p>
          </table:table-cell>
          <table:table-cell table:style-name="ce2" office:value-type="float" office:value="49.6" calcext:value-type="float">
            <text:p>49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469&amp;action=edit&amp;classic-editor</text:p>
          </table:table-cell>
          <table:table-cell table:style-name="ce2" office:value-type="float" office:value="32.7" calcext:value-type="float">
            <text:p>32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382&amp;action=edit&amp;classic-editor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404&amp;action=edit&amp;classic-editor</text:p>
          </table:table-cell>
          <table:table-cell table:style-name="ce2" office:value-type="float" office:value="54.6" calcext:value-type="float">
            <text:p>54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467&amp;action=edit&amp;classic-editor</text:p>
          </table:table-cell>
          <table:table-cell table:style-name="ce2" office:value-type="float" office:value="48.7" calcext:value-type="float">
            <text:p>48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443&amp;action=edit&amp;classic-editor</text:p>
          </table:table-cell>
          <table:table-cell table:style-name="ce2" office:value-type="float" office:value="50.9" calcext:value-type="float">
            <text:p>50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489&amp;action=edit&amp;classic-editor</text:p>
          </table:table-cell>
          <table:table-cell table:style-name="ce2" office:value-type="float" office:value="61.4" calcext:value-type="float">
            <text:p>61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553&amp;action=edit&amp;classic-editor</text:p>
          </table:table-cell>
          <table:table-cell table:style-name="ce2" office:value-type="float" office:value="46.3" calcext:value-type="float">
            <text:p>46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495&amp;action=edit&amp;classic-editor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501&amp;action=edit&amp;classic-editor</text:p>
          </table:table-cell>
          <table:table-cell table:style-name="ce2" office:value-type="float" office:value="56.4" calcext:value-type="float">
            <text:p>56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545&amp;action=edit&amp;classic-editor</text:p>
          </table:table-cell>
          <table:table-cell table:style-name="ce2" office:value-type="float" office:value="13.5" calcext:value-type="float">
            <text:p>13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516&amp;action=edit&amp;classic-editor</text:p>
          </table:table-cell>
          <table:table-cell table:style-name="ce2" office:value-type="float" office:value="25.3" calcext:value-type="float">
            <text:p>25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549&amp;action=edit&amp;classic-editor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551&amp;action=edit&amp;classic-editor</text:p>
          </table:table-cell>
          <table:table-cell table:style-name="ce2" office:value-type="float" office:value="18.3" calcext:value-type="float">
            <text:p>18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671&amp;action=edit&amp;classic-editor</text:p>
          </table:table-cell>
          <table:table-cell table:style-name="ce2" office:value-type="float" office:value="44.3" calcext:value-type="float">
            <text:p>44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783&amp;action=edit&amp;classic-editor</text:p>
          </table:table-cell>
          <table:table-cell table:style-name="ce2" office:value-type="float" office:value="46.9" calcext:value-type="float">
            <text:p>46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681&amp;action=edit&amp;classic-editor</text:p>
          </table:table-cell>
          <table:table-cell table:style-name="ce2" office:value-type="float" office:value="63.3" calcext:value-type="float">
            <text:p>63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786&amp;action=edit&amp;classic-editor</text:p>
          </table:table-cell>
          <table:table-cell table:style-name="ce2" office:value-type="float" office:value="53.3" calcext:value-type="float">
            <text:p>53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864&amp;action=edit&amp;classic-editor</text:p>
          </table:table-cell>
          <table:table-cell table:style-name="ce2" office:value-type="float" office:value="63.5" calcext:value-type="float">
            <text:p>63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788&amp;action=edit&amp;classic-editor</text:p>
          </table:table-cell>
          <table:table-cell table:style-name="ce2" office:value-type="float" office:value="60.3" calcext:value-type="float">
            <text:p>60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866&amp;action=edit&amp;classic-editor</text:p>
          </table:table-cell>
          <table:table-cell table:style-name="ce2" office:value-type="float" office:value="48.7" calcext:value-type="float">
            <text:p>48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876&amp;action=edit&amp;classic-editor</text:p>
          </table:table-cell>
          <table:table-cell table:style-name="ce2" office:value-type="float" office:value="41.9" calcext:value-type="float">
            <text:p>41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953&amp;action=edit&amp;classic-editor</text:p>
          </table:table-cell>
          <table:table-cell table:style-name="ce2" office:value-type="float" office:value="61.2" calcext:value-type="float">
            <text:p>61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863&amp;action=edit&amp;classic-editor</text:p>
          </table:table-cell>
          <table:table-cell table:style-name="ce2" office:value-type="float" office:value="60.6" calcext:value-type="float">
            <text:p>60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955&amp;action=edit&amp;classic-editor</text:p>
          </table:table-cell>
          <table:table-cell table:style-name="ce2" office:value-type="float" office:value="63.1" calcext:value-type="float">
            <text:p>63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959&amp;action=edit&amp;classic-editor</text:p>
          </table:table-cell>
          <table:table-cell table:style-name="ce2" office:value-type="float" office:value="56.9" calcext:value-type="float">
            <text:p>56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972&amp;action=edit&amp;classic-editor</text:p>
          </table:table-cell>
          <table:table-cell table:style-name="ce2" office:value-type="float" office:value="55.5" calcext:value-type="float">
            <text:p>55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968&amp;action=edit&amp;classic-editor</text:p>
          </table:table-cell>
          <table:table-cell table:style-name="ce2" office:value-type="float" office:value="60.4" calcext:value-type="float">
            <text:p>60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8970&amp;action=edit&amp;classic-editor</text:p>
          </table:table-cell>
          <table:table-cell table:style-name="ce2" office:value-type="float" office:value="60.1" calcext:value-type="float">
            <text:p>6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161&amp;action=edit&amp;classic-editor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150&amp;action=edit&amp;classic-editor</text:p>
          </table:table-cell>
          <table:table-cell table:style-name="ce2" office:value-type="float" office:value="57.3" calcext:value-type="float">
            <text:p>57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143&amp;action=edit&amp;classic-editor</text:p>
          </table:table-cell>
          <table:table-cell table:style-name="ce2" office:value-type="float" office:value="65.1" calcext:value-type="float">
            <text:p>65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935&amp;action=edit&amp;classic-editor</text:p>
          </table:table-cell>
          <table:table-cell table:style-name="ce2" office:value-type="float" office:value="18.6" calcext:value-type="float">
            <text:p>18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448&amp;action=edit&amp;classic-editor</text:p>
          </table:table-cell>
          <table:table-cell table:style-name="ce2" office:value-type="float" office:value="48.8" calcext:value-type="float">
            <text:p>48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183&amp;action=edit&amp;classic-editor</text:p>
          </table:table-cell>
          <table:table-cell table:style-name="ce2" office:value-type="float" office:value="45.1" calcext:value-type="float">
            <text:p>45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950&amp;action=edit&amp;classic-editor</text:p>
          </table:table-cell>
          <table:table-cell table:style-name="ce2" office:value-type="float" office:value="53.5" calcext:value-type="float">
            <text:p>53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457&amp;action=edit&amp;classic-editor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454&amp;action=edit&amp;classic-editor</text:p>
          </table:table-cell>
          <table:table-cell table:style-name="ce2" office:value-type="float" office:value="73.6" calcext:value-type="float">
            <text:p>73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538&amp;action=edit&amp;classic-editor</text:p>
          </table:table-cell>
          <table:table-cell table:style-name="ce2" office:value-type="float" office:value="61.7" calcext:value-type="float">
            <text:p>61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527&amp;action=edit&amp;classic-editor</text:p>
          </table:table-cell>
          <table:table-cell table:style-name="ce2" office:value-type="float" office:value="60.9" calcext:value-type="float">
            <text:p>60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540&amp;action=edit&amp;classic-editor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0460&amp;action=edit&amp;classic-editor</text:p>
          </table:table-cell>
          <table:table-cell table:style-name="ce2" office:value-type="float" office:value="37.7" calcext:value-type="float">
            <text:p>37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545&amp;action=edit&amp;classic-editor</text:p>
          </table:table-cell>
          <table:table-cell table:style-name="ce2" office:value-type="float" office:value="60.1" calcext:value-type="float">
            <text:p>6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651&amp;action=edit&amp;classic-editor</text:p>
          </table:table-cell>
          <table:table-cell table:style-name="ce2" office:value-type="float" office:value="58.5" calcext:value-type="float">
            <text:p>58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0751&amp;action=edit&amp;classic-editor</text:p>
          </table:table-cell>
          <table:table-cell table:style-name="ce2" office:value-type="float" office:value="55.5" calcext:value-type="float">
            <text:p>55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845&amp;action=edit&amp;classic-editor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677&amp;action=edit&amp;classic-editor</text:p>
          </table:table-cell>
          <table:table-cell table:style-name="ce2" office:value-type="float" office:value="56.1" calcext:value-type="float">
            <text:p>56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848&amp;action=edit&amp;classic-editor</text:p>
          </table:table-cell>
          <table:table-cell table:style-name="ce2" office:value-type="float" office:value="56.3" calcext:value-type="float">
            <text:p>56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876&amp;action=edit&amp;classic-editor</text:p>
          </table:table-cell>
          <table:table-cell table:style-name="ce2" office:value-type="float" office:value="51.9" calcext:value-type="float">
            <text:p>51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869&amp;action=edit&amp;classic-editor</text:p>
          </table:table-cell>
          <table:table-cell table:style-name="ce2" office:value-type="float" office:value="60.4" calcext:value-type="float">
            <text:p>60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878&amp;action=edit&amp;classic-editor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900&amp;action=edit&amp;classic-editor</text:p>
          </table:table-cell>
          <table:table-cell table:style-name="ce2" office:value-type="float" office:value="65.7" calcext:value-type="float">
            <text:p>65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923&amp;action=edit&amp;classic-editor</text:p>
          </table:table-cell>
          <table:table-cell table:style-name="ce2" office:value-type="float" office:value="53.4" calcext:value-type="float">
            <text:p>53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194&amp;action=edit&amp;classic-editor</text:p>
          </table:table-cell>
          <table:table-cell table:style-name="ce2" office:value-type="float" office:value="35.7" calcext:value-type="float">
            <text:p>35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190&amp;action=edit&amp;classic-editor</text:p>
          </table:table-cell>
          <table:table-cell table:style-name="ce2" office:value-type="float" office:value="61.2" calcext:value-type="float">
            <text:p>61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090&amp;action=edit&amp;classic-editor</text:p>
          </table:table-cell>
          <table:table-cell table:style-name="ce2" office:value-type="float" office:value="59.2" calcext:value-type="float">
            <text:p>59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039&amp;action=edit&amp;classic-editor</text:p>
          </table:table-cell>
          <table:table-cell table:style-name="ce2" office:value-type="float" office:value="40.3" calcext:value-type="float">
            <text:p>40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0969&amp;action=edit&amp;classic-editor</text:p>
          </table:table-cell>
          <table:table-cell table:style-name="ce2" office:value-type="float" office:value="56.4" calcext:value-type="float">
            <text:p>56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013&amp;action=edit&amp;classic-editor</text:p>
          </table:table-cell>
          <table:table-cell table:style-name="ce2" office:value-type="float" office:value="57.4" calcext:value-type="float">
            <text:p>57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925&amp;action=edit&amp;classic-editor</text:p>
          </table:table-cell>
          <table:table-cell table:style-name="ce2" office:value-type="float" office:value="52.2" calcext:value-type="float">
            <text:p>52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0290&amp;action=edit&amp;classic-editor</text:p>
          </table:table-cell>
          <table:table-cell table:style-name="ce2" office:value-type="float" office:value="35.9" calcext:value-type="float">
            <text:p>35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0288&amp;action=edit&amp;classic-editor</text:p>
          </table:table-cell>
          <table:table-cell table:style-name="ce2" office:value-type="float" office:value="57.4" calcext:value-type="float">
            <text:p>57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9927&amp;action=edit&amp;classic-editor</text:p>
          </table:table-cell>
          <table:table-cell table:style-name="ce2" office:value-type="float" office:value="47.1" calcext:value-type="float">
            <text:p>47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0284&amp;action=edit&amp;classic-editor</text:p>
          </table:table-cell>
          <table:table-cell table:style-name="ce2" office:value-type="float" office:value="60.1" calcext:value-type="float">
            <text:p>6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0278&amp;action=edit&amp;classic-editor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0414&amp;action=edit&amp;classic-editor</text:p>
          </table:table-cell>
          <table:table-cell table:style-name="ce2" office:value-type="float" office:value="51.6" calcext:value-type="float">
            <text:p>51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0412&amp;action=edit&amp;classic-editor</text:p>
          </table:table-cell>
          <table:table-cell table:style-name="ce2" office:value-type="float" office:value="41.7" calcext:value-type="float">
            <text:p>41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0286&amp;action=edit&amp;classic-editor</text:p>
          </table:table-cell>
          <table:table-cell table:style-name="ce2" office:value-type="float" office:value="58.2" calcext:value-type="float">
            <text:p>58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0790&amp;action=edit&amp;classic-editor</text:p>
          </table:table-cell>
          <table:table-cell table:style-name="ce2" office:value-type="float" office:value="65.3" calcext:value-type="float">
            <text:p>65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0490&amp;action=edit&amp;classic-editor</text:p>
          </table:table-cell>
          <table:table-cell table:style-name="ce2" office:value-type="float" office:value="63.4" calcext:value-type="float">
            <text:p>63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0476&amp;action=edit&amp;classic-editor</text:p>
          </table:table-cell>
          <table:table-cell table:style-name="ce2" office:value-type="float" office:value="61.5" calcext:value-type="float">
            <text:p>61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0749&amp;action=edit&amp;classic-editor</text:p>
          </table:table-cell>
          <table:table-cell table:style-name="ce2" office:value-type="float" office:value="50.4" calcext:value-type="float">
            <text:p>50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0609&amp;action=edit&amp;classic-editor</text:p>
          </table:table-cell>
          <table:table-cell table:style-name="ce2" office:value-type="float" office:value="61.5" calcext:value-type="float">
            <text:p>61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0617&amp;action=edit&amp;classic-editor</text:p>
          </table:table-cell>
          <table:table-cell table:style-name="ce2" office:value-type="float" office:value="58.5" calcext:value-type="float">
            <text:p>58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374&amp;action=edit&amp;classic-editor</text:p>
          </table:table-cell>
          <table:table-cell table:style-name="ce2" office:value-type="float" office:value="17.7" calcext:value-type="float">
            <text:p>17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536&amp;action=edit&amp;classic-editor</text:p>
          </table:table-cell>
          <table:table-cell table:style-name="ce2" office:value-type="float" office:value="55.2" calcext:value-type="float">
            <text:p>55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527&amp;action=edit&amp;classic-editor</text:p>
          </table:table-cell>
          <table:table-cell table:style-name="ce2" office:value-type="float" office:value="56.5" calcext:value-type="float">
            <text:p>56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385&amp;action=edit&amp;classic-editor</text:p>
          </table:table-cell>
          <table:table-cell table:style-name="ce2" office:value-type="float" office:value="58.4" calcext:value-type="float">
            <text:p>58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393&amp;action=edit&amp;classic-editor</text:p>
          </table:table-cell>
          <table:table-cell table:style-name="ce2" office:value-type="float" office:value="62.9" calcext:value-type="float">
            <text:p>62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381&amp;action=edit&amp;classic-editor</text:p>
          </table:table-cell>
          <table:table-cell table:style-name="ce2" office:value-type="float" office:value="56.5" calcext:value-type="float">
            <text:p>56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099&amp;action=edit&amp;classic-editor</text:p>
          </table:table-cell>
          <table:table-cell table:style-name="ce2" office:value-type="float" office:value="64.9" calcext:value-type="float">
            <text:p>64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0812&amp;action=edit&amp;classic-editor</text:p>
          </table:table-cell>
          <table:table-cell table:style-name="ce2" office:value-type="float" office:value="40.6" calcext:value-type="float">
            <text:p>40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0831&amp;action=edit&amp;classic-editor</text:p>
          </table:table-cell>
          <table:table-cell table:style-name="ce2" office:value-type="float" office:value="51.5" calcext:value-type="float">
            <text:p>51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107&amp;action=edit&amp;classic-editor</text:p>
          </table:table-cell>
          <table:table-cell table:style-name="ce2" office:value-type="float" office:value="61.3" calcext:value-type="float">
            <text:p>61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174&amp;action=edit&amp;classic-editor</text:p>
          </table:table-cell>
          <table:table-cell table:style-name="ce2" office:value-type="float" office:value="69.8" calcext:value-type="float">
            <text:p>69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172&amp;action=edit&amp;classic-editor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202&amp;action=edit&amp;classic-editor</text:p>
          </table:table-cell>
          <table:table-cell table:style-name="ce2" office:value-type="float" office:value="56.4" calcext:value-type="float">
            <text:p>56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179&amp;action=edit&amp;classic-editor</text:p>
          </table:table-cell>
          <table:table-cell table:style-name="ce2" office:value-type="float" office:value="63.8" calcext:value-type="float">
            <text:p>63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230&amp;action=edit&amp;classic-editor</text:p>
          </table:table-cell>
          <table:table-cell table:style-name="ce2" office:value-type="float" office:value="63.1" calcext:value-type="float">
            <text:p>63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232&amp;action=edit&amp;classic-editor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237&amp;action=edit&amp;classic-editor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624&amp;action=edit&amp;classic-editor</text:p>
          </table:table-cell>
          <table:table-cell table:style-name="ce2" office:value-type="float" office:value="53.3" calcext:value-type="float">
            <text:p>53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275&amp;action=edit&amp;classic-editor</text:p>
          </table:table-cell>
          <table:table-cell table:style-name="ce2" office:value-type="float" office:value="56.8" calcext:value-type="float">
            <text:p>56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411&amp;action=edit&amp;classic-editor</text:p>
          </table:table-cell>
          <table:table-cell table:style-name="ce2" office:value-type="float" office:value="57.7" calcext:value-type="float">
            <text:p>57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243&amp;action=edit&amp;classic-editor</text:p>
          </table:table-cell>
          <table:table-cell table:style-name="ce2" office:value-type="float" office:value="71.8" calcext:value-type="float">
            <text:p>71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699&amp;action=edit&amp;classic-editor</text:p>
          </table:table-cell>
          <table:table-cell table:style-name="ce2" office:value-type="float" office:value="53.6" calcext:value-type="float">
            <text:p>53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724&amp;action=edit&amp;classic-editor</text:p>
          </table:table-cell>
          <table:table-cell table:style-name="ce2" office:value-type="float" office:value="44.2" calcext:value-type="float">
            <text:p>44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706&amp;action=edit&amp;classic-editor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710&amp;action=edit&amp;classic-editor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718&amp;action=edit&amp;classic-editor</text:p>
          </table:table-cell>
          <table:table-cell table:style-name="ce2" office:value-type="float" office:value="63.3" calcext:value-type="float">
            <text:p>63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729&amp;action=edit&amp;classic-editor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420&amp;action=edit&amp;classic-editor</text:p>
          </table:table-cell>
          <table:table-cell table:style-name="ce2" office:value-type="float" office:value="59.9" calcext:value-type="float">
            <text:p>59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418&amp;action=edit&amp;classic-editor</text:p>
          </table:table-cell>
          <table:table-cell table:style-name="ce2" office:value-type="float" office:value="65.8" calcext:value-type="float">
            <text:p>65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416&amp;action=edit&amp;classic-editor</text:p>
          </table:table-cell>
          <table:table-cell table:style-name="ce2" office:value-type="float" office:value="60.9" calcext:value-type="float">
            <text:p>60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475&amp;action=edit&amp;classic-editor</text:p>
          </table:table-cell>
          <table:table-cell table:style-name="ce2" office:value-type="float" office:value="64.2" calcext:value-type="float">
            <text:p>64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482&amp;action=edit&amp;classic-editor</text:p>
          </table:table-cell>
          <table:table-cell table:style-name="ce2" office:value-type="float" office:value="42.3" calcext:value-type="float">
            <text:p>42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599&amp;action=edit&amp;classic-editor</text:p>
          </table:table-cell>
          <table:table-cell table:style-name="ce2" office:value-type="float" office:value="52.4" calcext:value-type="float">
            <text:p>52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601&amp;action=edit&amp;classic-editor</text:p>
          </table:table-cell>
          <table:table-cell table:style-name="ce2" office:value-type="float" office:value="67.8" calcext:value-type="float">
            <text:p>67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485&amp;action=edit&amp;classic-editor</text:p>
          </table:table-cell>
          <table:table-cell table:style-name="ce2" office:value-type="float" office:value="51.8" calcext:value-type="float">
            <text:p>51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605&amp;action=edit&amp;classic-editor</text:p>
          </table:table-cell>
          <table:table-cell table:style-name="ce2" office:value-type="float" office:value="54.8" calcext:value-type="float">
            <text:p>54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608&amp;action=edit&amp;classic-editor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603&amp;action=edit&amp;classic-editor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750&amp;action=edit&amp;classic-editor</text:p>
          </table:table-cell>
          <table:table-cell table:style-name="ce2" office:value-type="float" office:value="47.6" calcext:value-type="float">
            <text:p>47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610&amp;action=edit&amp;classic-editor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272&amp;action=edit&amp;classic-editor</text:p>
          </table:table-cell>
          <table:table-cell table:style-name="ce2" office:value-type="float" office:value="65.1" calcext:value-type="float">
            <text:p>65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857&amp;action=edit&amp;classic-editor</text:p>
          </table:table-cell>
          <table:table-cell table:style-name="ce2" office:value-type="float" office:value="59.6" calcext:value-type="float">
            <text:p>59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872&amp;action=edit&amp;classic-editor</text:p>
          </table:table-cell>
          <table:table-cell table:style-name="ce2" office:value-type="float" office:value="42.4" calcext:value-type="float">
            <text:p>42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851&amp;action=edit&amp;classic-editor</text:p>
          </table:table-cell>
          <table:table-cell table:style-name="ce2" office:value-type="float" office:value="53.7" calcext:value-type="float">
            <text:p>53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875&amp;action=edit&amp;classic-editor</text:p>
          </table:table-cell>
          <table:table-cell table:style-name="ce2" office:value-type="float" office:value="59.3" calcext:value-type="float">
            <text:p>59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886&amp;action=edit&amp;classic-editor</text:p>
          </table:table-cell>
          <table:table-cell table:style-name="ce2" office:value-type="float" office:value="60.5" calcext:value-type="float">
            <text:p>60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879&amp;action=edit&amp;classic-editor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479&amp;action=edit&amp;classic-editor</text:p>
          </table:table-cell>
          <table:table-cell table:style-name="ce2" office:value-type="float" office:value="64.6" calcext:value-type="float">
            <text:p>64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77579&amp;action=edit&amp;classic-editor</text:p>
          </table:table-cell>
          <table:table-cell table:style-name="ce2" office:value-type="float" office:value="66.8" calcext:value-type="float">
            <text:p>66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77483&amp;action=edit&amp;classic-editor</text:p>
          </table:table-cell>
          <table:table-cell table:style-name="ce2" office:value-type="float" office:value="43.9" calcext:value-type="float">
            <text:p>43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766&amp;action=edit&amp;classic-editor</text:p>
          </table:table-cell>
          <table:table-cell table:style-name="ce2" office:value-type="float" office:value="51.3" calcext:value-type="float">
            <text:p>51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760&amp;action=edit&amp;classic-editor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768&amp;action=edit&amp;classic-editor</text:p>
          </table:table-cell>
          <table:table-cell table:style-name="ce2" office:value-type="float" office:value="64.6" calcext:value-type="float">
            <text:p>64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762&amp;action=edit&amp;classic-editor</text:p>
          </table:table-cell>
          <table:table-cell table:style-name="ce2" office:value-type="float" office:value="42.9" calcext:value-type="float">
            <text:p>42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764&amp;action=edit&amp;classic-editor</text:p>
          </table:table-cell>
          <table:table-cell table:style-name="ce2" office:value-type="float" office:value="57.8" calcext:value-type="float">
            <text:p>57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814&amp;action=edit&amp;classic-editor</text:p>
          </table:table-cell>
          <table:table-cell table:style-name="ce2" office:value-type="float" office:value="53.3" calcext:value-type="float">
            <text:p>53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828&amp;action=edit&amp;classic-editor</text:p>
          </table:table-cell>
          <table:table-cell table:style-name="ce2" office:value-type="float" office:value="56.1" calcext:value-type="float">
            <text:p>56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899&amp;action=edit&amp;classic-editor</text:p>
          </table:table-cell>
          <table:table-cell table:style-name="ce2" office:value-type="float" office:value="62.4" calcext:value-type="float">
            <text:p>62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903&amp;action=edit&amp;classic-editor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898&amp;action=edit&amp;classic-editor</text:p>
          </table:table-cell>
          <table:table-cell table:style-name="ce2" office:value-type="float" office:value="59.5" calcext:value-type="float">
            <text:p>59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938&amp;action=edit&amp;classic-editor</text:p>
          </table:table-cell>
          <table:table-cell table:style-name="ce2" office:value-type="float" office:value="56.3" calcext:value-type="float">
            <text:p>56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936&amp;action=edit&amp;classic-editor</text:p>
          </table:table-cell>
          <table:table-cell table:style-name="ce2" office:value-type="float" office:value="47.8" calcext:value-type="float">
            <text:p>47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905&amp;action=edit&amp;classic-editor</text:p>
          </table:table-cell>
          <table:table-cell table:style-name="ce2" office:value-type="float" office:value="51.7" calcext:value-type="float">
            <text:p>51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185&amp;action=edit&amp;classic-editor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171&amp;action=edit&amp;classic-editor</text:p>
          </table:table-cell>
          <table:table-cell table:style-name="ce2" office:value-type="float" office:value="67.3" calcext:value-type="float">
            <text:p>67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177&amp;action=edit&amp;classic-editor</text:p>
          </table:table-cell>
          <table:table-cell table:style-name="ce2" office:value-type="float" office:value="44.5" calcext:value-type="float">
            <text:p>44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206&amp;action=edit&amp;classic-editor</text:p>
          </table:table-cell>
          <table:table-cell table:style-name="ce2" office:value-type="float" office:value="63.8" calcext:value-type="float">
            <text:p>63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192&amp;action=edit&amp;classic-editor</text:p>
          </table:table-cell>
          <table:table-cell table:style-name="ce2" office:value-type="float" office:value="40.6" calcext:value-type="float">
            <text:p>40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196&amp;action=edit&amp;classic-editor</text:p>
          </table:table-cell>
          <table:table-cell table:style-name="ce2" office:value-type="float" office:value="17.3" calcext:value-type="float">
            <text:p>17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009&amp;action=edit&amp;classic-editor</text:p>
          </table:table-cell>
          <table:table-cell table:style-name="ce2" office:value-type="float" office:value="56.1" calcext:value-type="float">
            <text:p>56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996&amp;action=edit&amp;classic-editor</text:p>
          </table:table-cell>
          <table:table-cell table:style-name="ce2" office:value-type="float" office:value="83.1" calcext:value-type="float">
            <text:p>83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001&amp;action=edit&amp;classic-editor</text:p>
          </table:table-cell>
          <table:table-cell table:style-name="ce2" office:value-type="float" office:value="55.3" calcext:value-type="float">
            <text:p>55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026&amp;action=edit&amp;classic-editor</text:p>
          </table:table-cell>
          <table:table-cell table:style-name="ce2" office:value-type="float" office:value="53.6" calcext:value-type="float">
            <text:p>53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024&amp;action=edit&amp;classic-editor</text:p>
          </table:table-cell>
          <table:table-cell table:style-name="ce2"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998&amp;action=edit&amp;classic-editor</text:p>
          </table:table-cell>
          <table:table-cell table:style-name="ce2" office:value-type="float" office:value="54.6" calcext:value-type="float">
            <text:p>54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211&amp;action=edit&amp;classic-editor</text:p>
          </table:table-cell>
          <table:table-cell table:style-name="ce2" office:value-type="float" office:value="64.4" calcext:value-type="float">
            <text:p>64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218&amp;action=edit&amp;classic-editor</text:p>
          </table:table-cell>
          <table:table-cell table:style-name="ce2" office:value-type="float" office:value="25.5" calcext:value-type="float">
            <text:p>25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216&amp;action=edit&amp;classic-editor</text:p>
          </table:table-cell>
          <table:table-cell table:style-name="ce2" office:value-type="float" office:value="52.8" calcext:value-type="float">
            <text:p>52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240&amp;action=edit&amp;classic-editor</text:p>
          </table:table-cell>
          <table:table-cell table:style-name="ce2" office:value-type="float" office:value="49.7" calcext:value-type="float">
            <text:p>49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243&amp;action=edit&amp;classic-editor</text:p>
          </table:table-cell>
          <table:table-cell table:style-name="ce2" office:value-type="float" office:value="63.7" calcext:value-type="float">
            <text:p>63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226&amp;action=edit&amp;classic-editor</text:p>
          </table:table-cell>
          <table:table-cell table:style-name="ce2" office:value-type="float" office:value="55.2" calcext:value-type="float">
            <text:p>55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288&amp;action=edit&amp;classic-editor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285&amp;action=edit&amp;classic-editor</text:p>
          </table:table-cell>
          <table:table-cell table:style-name="ce2" office:value-type="float" office:value="53.9" calcext:value-type="float">
            <text:p>53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277&amp;action=edit&amp;classic-editor</text:p>
          </table:table-cell>
          <table:table-cell table:style-name="ce2" office:value-type="float" office:value="60.3" calcext:value-type="float">
            <text:p>60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447&amp;action=edit&amp;classic-editor</text:p>
          </table:table-cell>
          <table:table-cell table:style-name="ce2" office:value-type="float" office:value="58.7" calcext:value-type="float">
            <text:p>58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464&amp;action=edit&amp;classic-editor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460&amp;action=edit&amp;classic-editor</text:p>
          </table:table-cell>
          <table:table-cell table:style-name="ce2" office:value-type="float" office:value="54.4" calcext:value-type="float">
            <text:p>54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470&amp;action=edit&amp;classic-editor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482&amp;action=edit&amp;classic-editor</text:p>
          </table:table-cell>
          <table:table-cell table:style-name="ce2" office:value-type="float" office:value="38.7" calcext:value-type="float">
            <text:p>38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476&amp;action=edit&amp;classic-editor</text:p>
          </table:table-cell>
          <table:table-cell table:style-name="ce2" office:value-type="float" office:value="56.8" calcext:value-type="float">
            <text:p>56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358&amp;action=edit&amp;classic-editor</text:p>
          </table:table-cell>
          <table:table-cell table:style-name="ce2" office:value-type="float" office:value="32.4" calcext:value-type="float">
            <text:p>32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321&amp;action=edit&amp;classic-editor</text:p>
          </table:table-cell>
          <table:table-cell table:style-name="ce2" office:value-type="float" office:value="35.9" calcext:value-type="float">
            <text:p>35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306&amp;action=edit&amp;classic-editor</text:p>
          </table:table-cell>
          <table:table-cell table:style-name="ce2" office:value-type="float" office:value="40.2" calcext:value-type="float">
            <text:p>40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410&amp;action=edit&amp;classic-editor</text:p>
          </table:table-cell>
          <table:table-cell table:style-name="ce2" office:value-type="float" office:value="52.6" calcext:value-type="float">
            <text:p>52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361&amp;action=edit&amp;classic-editor</text:p>
          </table:table-cell>
          <table:table-cell table:style-name="ce2" office:value-type="float" office:value="57.5" calcext:value-type="float">
            <text:p>57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408&amp;action=edit&amp;classic-editor</text:p>
          </table:table-cell>
          <table:table-cell table:style-name="ce2" office:value-type="float" office:value="62.2" calcext:value-type="float">
            <text:p>62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489&amp;action=edit&amp;classic-editor</text:p>
          </table:table-cell>
          <table:table-cell table:style-name="ce2" office:value-type="float" office:value="49.3" calcext:value-type="float">
            <text:p>49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494&amp;action=edit&amp;classic-editor</text:p>
          </table:table-cell>
          <table:table-cell table:style-name="ce2" office:value-type="float" office:value="34.6" calcext:value-type="float">
            <text:p>34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502&amp;action=edit&amp;classic-editor</text:p>
          </table:table-cell>
          <table:table-cell table:style-name="ce2" office:value-type="float" office:value="58.4" calcext:value-type="float">
            <text:p>58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548&amp;action=edit&amp;classic-editor</text:p>
          </table:table-cell>
          <table:table-cell table:style-name="ce2" office:value-type="float" office:value="64.6" calcext:value-type="float">
            <text:p>64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550&amp;action=edit&amp;classic-editor</text:p>
          </table:table-cell>
          <table:table-cell table:style-name="ce2" office:value-type="float" office:value="56.7" calcext:value-type="float">
            <text:p>56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523&amp;action=edit&amp;classic-editor</text:p>
          </table:table-cell>
          <table:table-cell table:style-name="ce2" office:value-type="float" office:value="59.4" calcext:value-type="float">
            <text:p>59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574&amp;action=edit&amp;classic-editor</text:p>
          </table:table-cell>
          <table:table-cell table:style-name="ce2" office:value-type="float" office:value="52.7" calcext:value-type="float">
            <text:p>52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545&amp;action=edit&amp;classic-editor</text:p>
          </table:table-cell>
          <table:table-cell table:style-name="ce2" office:value-type="float" office:value="40.6" calcext:value-type="float">
            <text:p>40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578&amp;action=edit&amp;classic-editor</text:p>
          </table:table-cell>
          <table:table-cell table:style-name="ce2" office:value-type="float" office:value="52.2" calcext:value-type="float">
            <text:p>52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708&amp;action=edit&amp;classic-editor</text:p>
          </table:table-cell>
          <table:table-cell table:style-name="ce2" office:value-type="float" office:value="55.2" calcext:value-type="float">
            <text:p>55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703&amp;action=edit&amp;classic-editor</text:p>
          </table:table-cell>
          <table:table-cell table:style-name="ce2" office:value-type="float" office:value="65.4" calcext:value-type="float">
            <text:p>65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698&amp;action=edit&amp;classic-editor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718&amp;action=edit&amp;classic-editor</text:p>
          </table:table-cell>
          <table:table-cell table:style-name="ce2" office:value-type="float" office:value="52.6" calcext:value-type="float">
            <text:p>52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726&amp;action=edit&amp;classic-editor</text:p>
          </table:table-cell>
          <table:table-cell table:style-name="ce2" office:value-type="float" office:value="48.2" calcext:value-type="float">
            <text:p>48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616&amp;action=edit&amp;classic-editor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600&amp;action=edit&amp;classic-editor</text:p>
          </table:table-cell>
          <table:table-cell table:style-name="ce2" office:value-type="float" office:value="55.5" calcext:value-type="float">
            <text:p>55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603&amp;action=edit&amp;classic-editor</text:p>
          </table:table-cell>
          <table:table-cell table:style-name="ce2" office:value-type="float" office:value="49.9" calcext:value-type="float">
            <text:p>49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654&amp;action=edit&amp;classic-editor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796&amp;action=edit&amp;classic-editor</text:p>
          </table:table-cell>
          <table:table-cell table:style-name="ce2" office:value-type="float" office:value="46.5" calcext:value-type="float">
            <text:p>46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642&amp;action=edit&amp;classic-editor</text:p>
          </table:table-cell>
          <table:table-cell table:style-name="ce2" office:value-type="float" office:value="55.4" calcext:value-type="float">
            <text:p>55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656&amp;action=edit&amp;classic-editor</text:p>
          </table:table-cell>
          <table:table-cell table:style-name="ce2" office:value-type="float" office:value="65.6" calcext:value-type="float">
            <text:p>65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733&amp;action=edit&amp;classic-editor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783&amp;action=edit&amp;classic-editor</text:p>
          </table:table-cell>
          <table:table-cell table:style-name="ce2" office:value-type="float" office:value="53.7" calcext:value-type="float">
            <text:p>53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737&amp;action=edit&amp;classic-editor</text:p>
          </table:table-cell>
          <table:table-cell table:style-name="ce2" office:value-type="float" office:value="59.9" calcext:value-type="float">
            <text:p>59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767&amp;action=edit&amp;classic-editor</text:p>
          </table:table-cell>
          <table:table-cell table:style-name="ce2" office:value-type="float" office:value="58.2" calcext:value-type="float">
            <text:p>58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790&amp;action=edit&amp;classic-editor</text:p>
          </table:table-cell>
          <table:table-cell table:style-name="ce2" office:value-type="float" office:value="69.7" calcext:value-type="float">
            <text:p>69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792&amp;action=edit&amp;classic-editor</text:p>
          </table:table-cell>
          <table:table-cell table:style-name="ce2" office:value-type="float" office:value="52.1" calcext:value-type="float">
            <text:p>52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837&amp;action=edit&amp;classic-editor</text:p>
          </table:table-cell>
          <table:table-cell table:style-name="ce2" office:value-type="float" office:value="58.7" calcext:value-type="float">
            <text:p>58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802&amp;action=edit&amp;classic-editor</text:p>
          </table:table-cell>
          <table:table-cell table:style-name="ce2" office:value-type="float" office:value="49.7" calcext:value-type="float">
            <text:p>49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794&amp;action=edit&amp;classic-editor</text:p>
          </table:table-cell>
          <table:table-cell table:style-name="ce2" office:value-type="float" office:value="47.1" calcext:value-type="float">
            <text:p>47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984&amp;action=edit&amp;classic-editor</text:p>
          </table:table-cell>
          <table:table-cell table:style-name="ce2" office:value-type="float" office:value="46.6" calcext:value-type="float">
            <text:p>46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978&amp;action=edit&amp;classic-editor</text:p>
          </table:table-cell>
          <table:table-cell table:style-name="ce2" office:value-type="float" office:value="43.6" calcext:value-type="float">
            <text:p>43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886&amp;action=edit&amp;classic-editor</text:p>
          </table:table-cell>
          <table:table-cell table:style-name="ce2" office:value-type="float" office:value="60.5" calcext:value-type="float">
            <text:p>60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879&amp;action=edit&amp;classic-editor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1872&amp;action=edit&amp;classic-editor</text:p>
          </table:table-cell>
          <table:table-cell table:style-name="ce2" office:value-type="float" office:value="42.4" calcext:value-type="float">
            <text:p>42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875&amp;action=edit&amp;classic-editor</text:p>
          </table:table-cell>
          <table:table-cell table:style-name="ce2" office:value-type="float" office:value="41.2" calcext:value-type="float">
            <text:p>41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872&amp;action=edit&amp;classic-editor</text:p>
          </table:table-cell>
          <table:table-cell table:style-name="ce2" office:value-type="float" office:value="57.9" calcext:value-type="float">
            <text:p>57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854&amp;action=edit&amp;classic-editor</text:p>
          </table:table-cell>
          <table:table-cell table:style-name="ce2" office:value-type="float" office:value="57.8" calcext:value-type="float">
            <text:p>57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899&amp;action=edit&amp;classic-editor</text:p>
          </table:table-cell>
          <table:table-cell table:style-name="ce2" office:value-type="float" office:value="39.4" calcext:value-type="float">
            <text:p>39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896&amp;action=edit&amp;classic-editor</text:p>
          </table:table-cell>
          <table:table-cell table:style-name="ce2" office:value-type="float" office:value="32.6" calcext:value-type="float">
            <text:p>32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947&amp;action=edit&amp;classic-editor</text:p>
          </table:table-cell>
          <table:table-cell table:style-name="ce2" office:value-type="float" office:value="65.3" calcext:value-type="float">
            <text:p>65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149&amp;action=edit&amp;classic-editor</text:p>
          </table:table-cell>
          <table:table-cell table:style-name="ce2" office:value-type="float" office:value="40.6" calcext:value-type="float">
            <text:p>40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971&amp;action=edit&amp;classic-editor</text:p>
          </table:table-cell>
          <table:table-cell table:style-name="ce2" office:value-type="float" office:value="63.8" calcext:value-type="float">
            <text:p>63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973&amp;action=edit&amp;classic-editor</text:p>
          </table:table-cell>
          <table:table-cell table:style-name="ce2" office:value-type="float" office:value="80.7" calcext:value-type="float">
            <text:p>80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975&amp;action=edit&amp;classic-editor</text:p>
          </table:table-cell>
          <table:table-cell table:style-name="ce2" office:value-type="float" office:value="42.5" calcext:value-type="float">
            <text:p>42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176&amp;action=edit&amp;classic-editor</text:p>
          </table:table-cell>
          <table:table-cell table:style-name="ce2" office:value-type="float" office:value="51.7" calcext:value-type="float">
            <text:p>51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026&amp;action=edit&amp;classic-editor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2965&amp;action=edit&amp;classic-editor</text:p>
          </table:table-cell>
          <table:table-cell table:style-name="ce2" office:value-type="float" office:value="64.8" calcext:value-type="float">
            <text:p>64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020&amp;action=edit&amp;classic-editor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231&amp;action=edit&amp;classic-editor</text:p>
          </table:table-cell>
          <table:table-cell table:style-name="ce2" office:value-type="float" office:value="65.9" calcext:value-type="float">
            <text:p>65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028&amp;action=edit&amp;classic-editor</text:p>
          </table:table-cell>
          <table:table-cell table:style-name="ce2" office:value-type="float" office:value="47.7" calcext:value-type="float">
            <text:p>47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031&amp;action=edit&amp;classic-editor</text:p>
          </table:table-cell>
          <table:table-cell table:style-name="ce2" office:value-type="float" office:value="51.1" calcext:value-type="float">
            <text:p>51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064&amp;action=edit&amp;classic-editor</text:p>
          </table:table-cell>
          <table:table-cell table:style-name="ce2" office:value-type="float" office:value="50.2" calcext:value-type="float">
            <text:p>50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264&amp;action=edit&amp;classic-editor</text:p>
          </table:table-cell>
          <table:table-cell table:style-name="ce2" office:value-type="float" office:value="45.1" calcext:value-type="float">
            <text:p>45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257&amp;action=edit&amp;classic-editor</text:p>
          </table:table-cell>
          <table:table-cell table:style-name="ce2" office:value-type="float" office:value="48.9" calcext:value-type="float">
            <text:p>48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272&amp;action=edit&amp;classic-editor</text:p>
          </table:table-cell>
          <table:table-cell table:style-name="ce2" office:value-type="float" office:value="57.6" calcext:value-type="float">
            <text:p>57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280&amp;action=edit&amp;classic-editor</text:p>
          </table:table-cell>
          <table:table-cell table:style-name="ce2" office:value-type="float" office:value="44.9" calcext:value-type="float">
            <text:p>44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286&amp;action=edit&amp;classic-editor</text:p>
          </table:table-cell>
          <table:table-cell table:style-name="ce2" office:value-type="float" office:value="46.9" calcext:value-type="float">
            <text:p>46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166&amp;action=edit&amp;classic-editor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076&amp;action=edit&amp;classic-editor</text:p>
          </table:table-cell>
          <table:table-cell table:style-name="ce2" office:value-type="float" office:value="67.1" calcext:value-type="float">
            <text:p>67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165&amp;action=edit&amp;classic-editor</text:p>
          </table:table-cell>
          <table:table-cell table:style-name="ce2" office:value-type="float" office:value="58.6" calcext:value-type="float">
            <text:p>58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296776&amp;action=edit&amp;classic-editor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310&amp;action=edit&amp;classic-editor</text:p>
          </table:table-cell>
          <table:table-cell table:style-name="ce2" office:value-type="float" office:value="49.5" calcext:value-type="float">
            <text:p>49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081&amp;action=edit&amp;classic-editor</text:p>
          </table:table-cell>
          <table:table-cell table:style-name="ce2" office:value-type="float" office:value="28.5" calcext:value-type="float">
            <text:p>28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345&amp;action=edit&amp;classic-editor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341&amp;action=edit&amp;classic-editor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325&amp;action=edit&amp;classic-editor</text:p>
          </table:table-cell>
          <table:table-cell table:style-name="ce2" office:value-type="float" office:value="58.7" calcext:value-type="float">
            <text:p>58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331&amp;action=edit&amp;classic-editor</text:p>
          </table:table-cell>
          <table:table-cell table:style-name="ce2" office:value-type="float" office:value="53.9" calcext:value-type="float">
            <text:p>53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350&amp;action=edit&amp;classic-editor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217&amp;action=edit&amp;classic-editor</text:p>
          </table:table-cell>
          <table:table-cell table:style-name="ce2" office:value-type="float" office:value="47.1" calcext:value-type="float">
            <text:p>47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291&amp;action=edit&amp;classic-editor</text:p>
          </table:table-cell>
          <table:table-cell table:style-name="ce2" office:value-type="float" office:value="56.8" calcext:value-type="float">
            <text:p>56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425&amp;action=edit&amp;classic-editor</text:p>
          </table:table-cell>
          <table:table-cell table:style-name="ce2" office:value-type="float" office:value="52.5" calcext:value-type="float">
            <text:p>52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401&amp;action=edit&amp;classic-editor</text:p>
          </table:table-cell>
          <table:table-cell table:style-name="ce2" office:value-type="float" office:value="63.5" calcext:value-type="float">
            <text:p>63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439&amp;action=edit&amp;classic-editor</text:p>
          </table:table-cell>
          <table:table-cell table:style-name="ce2" office:value-type="float" office:value="62.6" calcext:value-type="float">
            <text:p>62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380&amp;action=edit&amp;classic-editor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363&amp;action=edit&amp;classic-editor</text:p>
          </table:table-cell>
          <table:table-cell table:style-name="ce2" office:value-type="float" office:value="59.6" calcext:value-type="float">
            <text:p>59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409&amp;action=edit&amp;classic-editor</text:p>
          </table:table-cell>
          <table:table-cell table:style-name="ce2" office:value-type="float" office:value="61.1" calcext:value-type="float">
            <text:p>61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514&amp;action=edit&amp;classic-editor</text:p>
          </table:table-cell>
          <table:table-cell table:style-name="ce2" office:value-type="float" office:value="42.6" calcext:value-type="float">
            <text:p>42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498&amp;action=edit&amp;classic-editor</text:p>
          </table:table-cell>
          <table:table-cell table:style-name="ce2" office:value-type="float" office:value="49.8" calcext:value-type="float">
            <text:p>49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486&amp;action=edit&amp;classic-editor</text:p>
          </table:table-cell>
          <table:table-cell table:style-name="ce2" office:value-type="float" office:value="54.3" calcext:value-type="float">
            <text:p>54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352&amp;action=edit&amp;classic-editor</text:p>
          </table:table-cell>
          <table:table-cell table:style-name="ce2" office:value-type="float" office:value="69.6" calcext:value-type="float">
            <text:p>69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368&amp;action=edit&amp;classic-editor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411&amp;action=edit&amp;classic-editor</text:p>
          </table:table-cell>
          <table:table-cell table:style-name="ce2" office:value-type="float" office:value="46.4" calcext:value-type="float">
            <text:p>46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553&amp;action=edit&amp;classic-editor</text:p>
          </table:table-cell>
          <table:table-cell table:style-name="ce2" office:value-type="float" office:value="50.4" calcext:value-type="float">
            <text:p>50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560&amp;action=edit&amp;classic-editor</text:p>
          </table:table-cell>
          <table:table-cell table:style-name="ce2" office:value-type="float" office:value="53.9" calcext:value-type="float">
            <text:p>53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446&amp;action=edit&amp;classic-editor</text:p>
          </table:table-cell>
          <table:table-cell table:style-name="ce2" office:value-type="float" office:value="63.1" calcext:value-type="float">
            <text:p>63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478&amp;action=edit&amp;classic-editor</text:p>
          </table:table-cell>
          <table:table-cell table:style-name="ce2" office:value-type="float" office:value="63.3" calcext:value-type="float">
            <text:p>63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463&amp;action=edit&amp;classic-editor</text:p>
          </table:table-cell>
          <table:table-cell table:style-name="ce2" office:value-type="float" office:value="60.1" calcext:value-type="float">
            <text:p>6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519&amp;action=edit&amp;classic-editor</text:p>
          </table:table-cell>
          <table:table-cell table:style-name="ce2" office:value-type="float" office:value="59.6" calcext:value-type="float">
            <text:p>59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512&amp;action=edit&amp;classic-editor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526&amp;action=edit&amp;classic-editor</text:p>
          </table:table-cell>
          <table:table-cell table:style-name="ce2" office:value-type="float" office:value="29.6" calcext:value-type="float">
            <text:p>29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551&amp;action=edit&amp;classic-editor</text:p>
          </table:table-cell>
          <table:table-cell table:style-name="ce2" office:value-type="float" office:value="52.6" calcext:value-type="float">
            <text:p>52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554&amp;action=edit&amp;classic-editor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631&amp;action=edit&amp;classic-editor</text:p>
          </table:table-cell>
          <table:table-cell table:style-name="ce2" office:value-type="float" office:value="59.2" calcext:value-type="float">
            <text:p>59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602&amp;action=edit&amp;classic-editor</text:p>
          </table:table-cell>
          <table:table-cell table:style-name="ce2" office:value-type="float" office:value="59.7" calcext:value-type="float">
            <text:p>59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628&amp;action=edit&amp;classic-editor</text:p>
          </table:table-cell>
          <table:table-cell table:style-name="ce2" office:value-type="float" office:value="60.4" calcext:value-type="float">
            <text:p>60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648&amp;action=edit&amp;classic-editor</text:p>
          </table:table-cell>
          <table:table-cell table:style-name="ce2" office:value-type="float" office:value="60.3" calcext:value-type="float">
            <text:p>60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604&amp;action=edit&amp;classic-editor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757&amp;action=edit&amp;classic-editor</text:p>
          </table:table-cell>
          <table:table-cell table:style-name="ce2" office:value-type="float" office:value="59.2" calcext:value-type="float">
            <text:p>59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653&amp;action=edit&amp;classic-editor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664&amp;action=edit&amp;classic-editor</text:p>
          </table:table-cell>
          <table:table-cell table:style-name="ce2" office:value-type="float" office:value="50.1" calcext:value-type="float">
            <text:p>5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854&amp;action=edit&amp;classic-editor</text:p>
          </table:table-cell>
          <table:table-cell table:style-name="ce2" office:value-type="float" office:value="47.8" calcext:value-type="float">
            <text:p>47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851&amp;action=edit&amp;classic-editor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857&amp;action=edit&amp;classic-editor</text:p>
          </table:table-cell>
          <table:table-cell table:style-name="ce2" office:value-type="float" office:value="60.9" calcext:value-type="float">
            <text:p>60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796&amp;action=edit&amp;classic-editor</text:p>
          </table:table-cell>
          <table:table-cell table:style-name="ce2" office:value-type="float" office:value="67.7" calcext:value-type="float">
            <text:p>67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668&amp;action=edit&amp;classic-editor</text:p>
          </table:table-cell>
          <table:table-cell table:style-name="ce2" office:value-type="float" office:value="33.5" calcext:value-type="float">
            <text:p>33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618&amp;action=edit&amp;classic-editor</text:p>
          </table:table-cell>
          <table:table-cell table:style-name="ce2" office:value-type="float" office:value="50.4" calcext:value-type="float">
            <text:p>50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875&amp;action=edit&amp;classic-editor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877&amp;action=edit&amp;classic-editor</text:p>
          </table:table-cell>
          <table:table-cell table:style-name="ce2" office:value-type="float" office:value="71.8" calcext:value-type="float">
            <text:p>71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894&amp;action=edit&amp;classic-editor</text:p>
          </table:table-cell>
          <table:table-cell table:style-name="ce2" office:value-type="float" office:value="62.4" calcext:value-type="float">
            <text:p>62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951&amp;action=edit&amp;classic-editor</text:p>
          </table:table-cell>
          <table:table-cell table:style-name="ce2" office:value-type="float" office:value="55.4" calcext:value-type="float">
            <text:p>55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882&amp;action=edit&amp;classic-editor</text:p>
          </table:table-cell>
          <table:table-cell table:style-name="ce2" office:value-type="float" office:value="42.4" calcext:value-type="float">
            <text:p>42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961&amp;action=edit&amp;classic-editor</text:p>
          </table:table-cell>
          <table:table-cell table:style-name="ce2" office:value-type="float" office:value="58.9" calcext:value-type="float">
            <text:p>58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963&amp;action=edit&amp;classic-editor</text:p>
          </table:table-cell>
          <table:table-cell table:style-name="ce2" office:value-type="float" office:value="61.7" calcext:value-type="float">
            <text:p>61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3979&amp;action=edit&amp;classic-editor</text:p>
          </table:table-cell>
          <table:table-cell table:style-name="ce2" office:value-type="float" office:value="63.5" calcext:value-type="float">
            <text:p>63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052&amp;action=edit&amp;classic-editor</text:p>
          </table:table-cell>
          <table:table-cell table:style-name="ce2" office:value-type="float" office:value="58.1" calcext:value-type="float">
            <text:p>58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078&amp;action=edit&amp;classic-editor</text:p>
          </table:table-cell>
          <table:table-cell table:style-name="ce2" office:value-type="float" office:value="56.6" calcext:value-type="float">
            <text:p>56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156&amp;action=edit&amp;classic-editor</text:p>
          </table:table-cell>
          <table:table-cell table:style-name="ce2" office:value-type="float" office:value="64.1" calcext:value-type="float">
            <text:p>64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264&amp;action=edit&amp;classic-editor</text:p>
          </table:table-cell>
          <table:table-cell table:style-name="ce2" office:value-type="float" office:value="62.2" calcext:value-type="float">
            <text:p>62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366&amp;action=edit&amp;classic-editor</text:p>
          </table:table-cell>
          <table:table-cell table:style-name="ce2" office:value-type="float" office:value="67.4" calcext:value-type="float">
            <text:p>67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324&amp;action=edit&amp;classic-editor</text:p>
          </table:table-cell>
          <table:table-cell table:style-name="ce2" office:value-type="float" office:value="57.2" calcext:value-type="float">
            <text:p>57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370&amp;action=edit&amp;classic-editor</text:p>
          </table:table-cell>
          <table:table-cell table:style-name="ce2" office:value-type="float" office:value="44.4" calcext:value-type="float">
            <text:p>44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379&amp;action=edit&amp;classic-editor</text:p>
          </table:table-cell>
          <table:table-cell table:style-name="ce2" office:value-type="float" office:value="48.1" calcext:value-type="float">
            <text:p>48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374&amp;action=edit&amp;classic-editor</text:p>
          </table:table-cell>
          <table:table-cell table:style-name="ce2" office:value-type="float" office:value="54.1" calcext:value-type="float">
            <text:p>54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062&amp;action=edit&amp;classic-editor</text:p>
          </table:table-cell>
          <table:table-cell table:style-name="ce2" office:value-type="float" office:value="52.6" calcext:value-type="float">
            <text:p>52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067&amp;action=edit&amp;classic-editor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192&amp;action=edit&amp;classic-editor</text:p>
          </table:table-cell>
          <table:table-cell table:style-name="ce2" office:value-type="float" office:value="67.3" calcext:value-type="float">
            <text:p>67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519&amp;action=edit&amp;classic-editor</text:p>
          </table:table-cell>
          <table:table-cell table:style-name="ce2" office:value-type="float" office:value="58.6" calcext:value-type="float">
            <text:p>58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526&amp;action=edit&amp;classic-editor</text:p>
          </table:table-cell>
          <table:table-cell table:style-name="ce2" office:value-type="float" office:value="53.6" calcext:value-type="float">
            <text:p>53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511&amp;action=edit&amp;classic-editor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206&amp;action=edit&amp;classic-editor</text:p>
          </table:table-cell>
          <table:table-cell table:style-name="ce2" office:value-type="float" office:value="58.1" calcext:value-type="float">
            <text:p>58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216&amp;action=edit&amp;classic-editor</text:p>
          </table:table-cell>
          <table:table-cell table:style-name="ce2" office:value-type="float" office:value="51.3" calcext:value-type="float">
            <text:p>51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214&amp;action=edit&amp;classic-editor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624&amp;action=edit&amp;classic-editor</text:p>
          </table:table-cell>
          <table:table-cell table:style-name="ce2" office:value-type="float" office:value="52.9" calcext:value-type="float">
            <text:p>52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618&amp;action=edit&amp;classic-editor</text:p>
          </table:table-cell>
          <table:table-cell table:style-name="ce2" office:value-type="float" office:value="68.2" calcext:value-type="float">
            <text:p>68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606&amp;action=edit&amp;classic-editor</text:p>
          </table:table-cell>
          <table:table-cell table:style-name="ce2" office:value-type="float" office:value="42.7" calcext:value-type="float">
            <text:p>42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263&amp;action=edit&amp;classic-editor</text:p>
          </table:table-cell>
          <table:table-cell table:style-name="ce2" office:value-type="float" office:value="57.2" calcext:value-type="float">
            <text:p>57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364&amp;action=edit&amp;classic-editor</text:p>
          </table:table-cell>
          <table:table-cell table:style-name="ce2" office:value-type="float" office:value="53.9" calcext:value-type="float">
            <text:p>53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244&amp;action=edit&amp;classic-editor</text:p>
          </table:table-cell>
          <table:table-cell table:style-name="ce2" office:value-type="float" office:value="56.2" calcext:value-type="float">
            <text:p>56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358&amp;action=edit&amp;classic-editor</text:p>
          </table:table-cell>
          <table:table-cell table:style-name="ce2" office:value-type="float" office:value="62.4" calcext:value-type="float">
            <text:p>62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279&amp;action=edit&amp;classic-editor</text:p>
          </table:table-cell>
          <table:table-cell table:style-name="ce2" office:value-type="float" office:value="64.2" calcext:value-type="float">
            <text:p>64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309&amp;action=edit&amp;classic-editor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783&amp;action=edit&amp;classic-editor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754&amp;action=edit&amp;classic-editor</text:p>
          </table:table-cell>
          <table:table-cell table:style-name="ce2" office:value-type="float" office:value="54.5" calcext:value-type="float">
            <text:p>54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767&amp;action=edit&amp;classic-editor</text:p>
          </table:table-cell>
          <table:table-cell table:style-name="ce2" office:value-type="float" office:value="55.4" calcext:value-type="float">
            <text:p>55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806&amp;action=edit&amp;classic-editor</text:p>
          </table:table-cell>
          <table:table-cell table:style-name="ce2" office:value-type="float" office:value="69.9" calcext:value-type="float">
            <text:p>69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796&amp;action=edit&amp;classic-editor</text:p>
          </table:table-cell>
          <table:table-cell table:style-name="ce2" office:value-type="float" office:value="67.2" calcext:value-type="float">
            <text:p>67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800&amp;action=edit&amp;classic-editor</text:p>
          </table:table-cell>
          <table:table-cell table:style-name="ce2" office:value-type="float" office:value="59.9" calcext:value-type="float">
            <text:p>59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286&amp;action=edit&amp;classic-editor</text:p>
          </table:table-cell>
          <table:table-cell table:style-name="ce2" office:value-type="float" office:value="59.8" calcext:value-type="float">
            <text:p>59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327&amp;action=edit&amp;classic-editor</text:p>
          </table:table-cell>
          <table:table-cell table:style-name="ce2" office:value-type="float" office:value="47.8" calcext:value-type="float">
            <text:p>47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059&amp;action=edit&amp;classic-editor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5230&amp;action=edit&amp;classic-editor</text:p>
          </table:table-cell>
          <table:table-cell table:style-name="ce2" office:value-type="float" office:value="57.9" calcext:value-type="float">
            <text:p>57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5248&amp;action=edit&amp;classic-editor</text:p>
          </table:table-cell>
          <table:table-cell table:style-name="ce2" office:value-type="float" office:value="50.4" calcext:value-type="float">
            <text:p>50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5214&amp;action=edit&amp;classic-editor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352&amp;action=edit&amp;classic-editor</text:p>
          </table:table-cell>
          <table:table-cell table:style-name="ce2" office:value-type="float" office:value="57.1" calcext:value-type="float">
            <text:p>57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354&amp;action=edit&amp;classic-editor</text:p>
          </table:table-cell>
          <table:table-cell table:style-name="ce2" office:value-type="float" office:value="58.6" calcext:value-type="float">
            <text:p>58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356&amp;action=edit&amp;classic-editor</text:p>
          </table:table-cell>
          <table:table-cell table:style-name="ce2" office:value-type="float" office:value="63.1" calcext:value-type="float">
            <text:p>63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781&amp;action=edit&amp;classic-editor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335&amp;action=edit&amp;classic-editor</text:p>
          </table:table-cell>
          <table:table-cell table:style-name="ce2" office:value-type="float" office:value="40.5" calcext:value-type="float">
            <text:p>40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333&amp;action=edit&amp;classic-editor</text:p>
          </table:table-cell>
          <table:table-cell table:style-name="ce2" office:value-type="float" office:value="40.5" calcext:value-type="float">
            <text:p>40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235&amp;action=edit&amp;classic-editor</text:p>
          </table:table-cell>
          <table:table-cell table:style-name="ce2" office:value-type="float" office:value="46.4" calcext:value-type="float">
            <text:p>46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360&amp;action=edit&amp;classic-editor</text:p>
          </table:table-cell>
          <table:table-cell table:style-name="ce2" office:value-type="float" office:value="61.1" calcext:value-type="float">
            <text:p>61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301&amp;action=edit&amp;classic-editor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698&amp;action=edit&amp;classic-editor</text:p>
          </table:table-cell>
          <table:table-cell table:style-name="ce2" office:value-type="float" office:value="57.5" calcext:value-type="float">
            <text:p>57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723&amp;action=edit&amp;classic-editor</text:p>
          </table:table-cell>
          <table:table-cell table:style-name="ce2" office:value-type="float" office:value="60.6" calcext:value-type="float">
            <text:p>60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775&amp;action=edit&amp;classic-editor</text:p>
          </table:table-cell>
          <table:table-cell table:style-name="ce2" office:value-type="float" office:value="44.9" calcext:value-type="float">
            <text:p>44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874&amp;action=edit&amp;classic-editor</text:p>
          </table:table-cell>
          <table:table-cell table:style-name="ce2" office:value-type="float" office:value="58.8" calcext:value-type="float">
            <text:p>58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869&amp;action=edit&amp;classic-editor</text:p>
          </table:table-cell>
          <table:table-cell table:style-name="ce2" office:value-type="float" office:value="64.6" calcext:value-type="float">
            <text:p>64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779&amp;action=edit&amp;classic-editor</text:p>
          </table:table-cell>
          <table:table-cell table:style-name="ce2" office:value-type="float" office:value="64.7" calcext:value-type="float">
            <text:p>64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024&amp;action=edit&amp;classic-editor</text:p>
          </table:table-cell>
          <table:table-cell table:style-name="ce2" office:value-type="float" office:value="42.9" calcext:value-type="float">
            <text:p>42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019&amp;action=edit&amp;classic-editor</text:p>
          </table:table-cell>
          <table:table-cell table:style-name="ce2" office:value-type="float" office:value="55.2" calcext:value-type="float">
            <text:p>55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061&amp;action=edit&amp;classic-editor</text:p>
          </table:table-cell>
          <table:table-cell table:style-name="ce2" office:value-type="float" office:value="59.2" calcext:value-type="float">
            <text:p>59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071&amp;action=edit&amp;classic-editor</text:p>
          </table:table-cell>
          <table:table-cell table:style-name="ce2" office:value-type="float" office:value="55.2" calcext:value-type="float">
            <text:p>55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5856&amp;action=edit&amp;classic-editor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5838&amp;action=edit&amp;classic-editor</text:p>
          </table:table-cell>
          <table:table-cell table:style-name="ce2" office:value-type="float" office:value="53.6" calcext:value-type="float">
            <text:p>53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5898&amp;action=edit&amp;classic-editor</text:p>
          </table:table-cell>
          <table:table-cell table:style-name="ce2" office:value-type="float" office:value="51.6" calcext:value-type="float">
            <text:p>51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5889&amp;action=edit&amp;classic-editor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294&amp;action=edit&amp;classic-editor</text:p>
          </table:table-cell>
          <table:table-cell table:style-name="ce2" office:value-type="float" office:value="63.9" calcext:value-type="float">
            <text:p>63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317&amp;action=edit&amp;classic-editor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309&amp;action=edit&amp;classic-editor</text:p>
          </table:table-cell>
          <table:table-cell table:style-name="ce2" office:value-type="float" office:value="64.2" calcext:value-type="float">
            <text:p>64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299&amp;action=edit&amp;classic-editor</text:p>
          </table:table-cell>
          <table:table-cell table:style-name="ce2" office:value-type="float" office:value="29.2" calcext:value-type="float">
            <text:p>29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5206&amp;action=edit&amp;classic-editor</text:p>
          </table:table-cell>
          <table:table-cell table:style-name="ce2" office:value-type="float" office:value="50.7" calcext:value-type="float">
            <text:p>50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735&amp;action=edit&amp;classic-editor</text:p>
          </table:table-cell>
          <table:table-cell table:style-name="ce2" office:value-type="float" office:value="69.9" calcext:value-type="float">
            <text:p>69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5750&amp;action=edit&amp;classic-editor</text:p>
          </table:table-cell>
          <table:table-cell table:style-name="ce2" office:value-type="float" office:value="54.8" calcext:value-type="float">
            <text:p>54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5900&amp;action=edit&amp;classic-editor</text:p>
          </table:table-cell>
          <table:table-cell table:style-name="ce2" office:value-type="float" office:value="67.9" calcext:value-type="float">
            <text:p>67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410&amp;action=edit&amp;classic-editor</text:p>
          </table:table-cell>
          <table:table-cell table:style-name="ce2" office:value-type="float" office:value="79.7" calcext:value-type="float">
            <text:p>79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392&amp;action=edit&amp;classic-editor</text:p>
          </table:table-cell>
          <table:table-cell table:style-name="ce2" office:value-type="float" office:value="34.3" calcext:value-type="float">
            <text:p>34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401&amp;action=edit&amp;classic-editor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387&amp;action=edit&amp;classic-editor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953&amp;action=edit&amp;classic-editor</text:p>
          </table:table-cell>
          <table:table-cell table:style-name="ce2" office:value-type="float" office:value="64.1" calcext:value-type="float">
            <text:p>64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871&amp;action=edit&amp;classic-editor</text:p>
          </table:table-cell>
          <table:table-cell table:style-name="ce2" office:value-type="float" office:value="35.5" calcext:value-type="float">
            <text:p>35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5277&amp;action=edit&amp;classic-editor</text:p>
          </table:table-cell>
          <table:table-cell table:style-name="ce2" office:value-type="float" office:value="67.7" calcext:value-type="float">
            <text:p>67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5714&amp;action=edit&amp;classic-editor</text:p>
          </table:table-cell>
          <table:table-cell table:style-name="ce2" office:value-type="float" office:value="53.5" calcext:value-type="float">
            <text:p>53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496&amp;action=edit&amp;classic-editor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505&amp;action=edit&amp;classic-editor</text:p>
          </table:table-cell>
          <table:table-cell table:style-name="ce2" office:value-type="float" office:value="41.3" calcext:value-type="float">
            <text:p>41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485&amp;action=edit&amp;classic-editor</text:p>
          </table:table-cell>
          <table:table-cell table:style-name="ce2" office:value-type="float" office:value="61.9" calcext:value-type="float">
            <text:p>61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490&amp;action=edit&amp;classic-editor</text:p>
          </table:table-cell>
          <table:table-cell table:style-name="ce2" office:value-type="float" office:value="61.3" calcext:value-type="float">
            <text:p>61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351&amp;action=edit&amp;classic-editor</text:p>
          </table:table-cell>
          <table:table-cell table:style-name="ce2" office:value-type="float" office:value="49.5" calcext:value-type="float">
            <text:p>49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5587&amp;action=edit&amp;classic-editor</text:p>
          </table:table-cell>
          <table:table-cell table:style-name="ce2" office:value-type="float" office:value="42.3" calcext:value-type="float">
            <text:p>42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014&amp;action=edit&amp;classic-editor</text:p>
          </table:table-cell>
          <table:table-cell table:style-name="ce2" office:value-type="float" office:value="58.4" calcext:value-type="float">
            <text:p>58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016&amp;action=edit&amp;classic-editor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742&amp;action=edit&amp;classic-editor</text:p>
          </table:table-cell>
          <table:table-cell table:style-name="ce2" office:value-type="float" office:value="50.1" calcext:value-type="float">
            <text:p>5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735&amp;action=edit&amp;classic-editor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774&amp;action=edit&amp;classic-editor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532&amp;action=edit&amp;classic-editor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349&amp;action=edit&amp;classic-editor</text:p>
          </table:table-cell>
          <table:table-cell table:style-name="ce2" office:value-type="float" office:value="59.5" calcext:value-type="float">
            <text:p>59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010&amp;action=edit&amp;classic-editor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5976&amp;action=edit&amp;classic-editor</text:p>
          </table:table-cell>
          <table:table-cell table:style-name="ce2" office:value-type="float" office:value="61.5" calcext:value-type="float">
            <text:p>61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839&amp;action=edit&amp;classic-editor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854&amp;action=edit&amp;classic-editor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868&amp;action=edit&amp;classic-editor</text:p>
          </table:table-cell>
          <table:table-cell table:style-name="ce2" office:value-type="float" office:value="48.2" calcext:value-type="float">
            <text:p>48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880&amp;action=edit&amp;classic-editor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219&amp;action=edit&amp;classic-editor</text:p>
          </table:table-cell>
          <table:table-cell table:style-name="ce2" office:value-type="float" office:value="56.4" calcext:value-type="float">
            <text:p>56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4329&amp;action=edit&amp;classic-editor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5213&amp;action=edit&amp;classic-editor</text:p>
          </table:table-cell>
          <table:table-cell table:style-name="ce2" office:value-type="float" office:value="46.1" calcext:value-type="float">
            <text:p>46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5945&amp;action=edit&amp;classic-editor</text:p>
          </table:table-cell>
          <table:table-cell table:style-name="ce2" office:value-type="float" office:value="57.8" calcext:value-type="float">
            <text:p>57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913&amp;action=edit&amp;classic-editor</text:p>
          </table:table-cell>
          <table:table-cell table:style-name="ce2" office:value-type="float" office:value="43.5" calcext:value-type="float">
            <text:p>43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920&amp;action=edit&amp;classic-editor</text:p>
          </table:table-cell>
          <table:table-cell table:style-name="ce2" office:value-type="float" office:value="54.2" calcext:value-type="float">
            <text:p>54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892&amp;action=edit&amp;classic-editor</text:p>
          </table:table-cell>
          <table:table-cell table:style-name="ce2" office:value-type="float" office:value="61.8" calcext:value-type="float">
            <text:p>61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901&amp;action=edit&amp;classic-editor</text:p>
          </table:table-cell>
          <table:table-cell table:style-name="ce2" office:value-type="float" office:value="50.4" calcext:value-type="float">
            <text:p>50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039&amp;action=edit&amp;classic-editor</text:p>
          </table:table-cell>
          <table:table-cell table:style-name="ce2" office:value-type="float" office:value="49.3" calcext:value-type="float">
            <text:p>49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065&amp;action=edit&amp;classic-editor</text:p>
          </table:table-cell>
          <table:table-cell table:style-name="ce2" office:value-type="float" office:value="67.5" calcext:value-type="float">
            <text:p>67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047&amp;action=edit&amp;classic-editor</text:p>
          </table:table-cell>
          <table:table-cell table:style-name="ce2" office:value-type="float" office:value="56.6" calcext:value-type="float">
            <text:p>56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055&amp;action=edit&amp;classic-editor</text:p>
          </table:table-cell>
          <table:table-cell table:style-name="ce2" office:value-type="float" office:value="55.9" calcext:value-type="float">
            <text:p>55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528&amp;action=edit&amp;classic-editor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795&amp;action=edit&amp;classic-editor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684&amp;action=edit&amp;classic-editor</text:p>
          </table:table-cell>
          <table:table-cell table:style-name="ce2" office:value-type="float" office:value="46.6" calcext:value-type="float">
            <text:p>46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677&amp;action=edit&amp;classic-editor</text:p>
          </table:table-cell>
          <table:table-cell table:style-name="ce2" office:value-type="float" office:value="19.3" calcext:value-type="float">
            <text:p>19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813&amp;action=edit&amp;classic-editor</text:p>
          </table:table-cell>
          <table:table-cell table:style-name="ce2" office:value-type="float" office:value="65.5" calcext:value-type="float">
            <text:p>65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950&amp;action=edit&amp;classic-editor</text:p>
          </table:table-cell>
          <table:table-cell table:style-name="ce2" office:value-type="float" office:value="52.6" calcext:value-type="float">
            <text:p>52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797&amp;action=edit&amp;classic-editor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952&amp;action=edit&amp;classic-editor</text:p>
          </table:table-cell>
          <table:table-cell table:style-name="ce2" office:value-type="float" office:value="50.1" calcext:value-type="float">
            <text:p>5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701&amp;action=edit&amp;classic-editor</text:p>
          </table:table-cell>
          <table:table-cell table:style-name="ce2" office:value-type="float" office:value="49.4" calcext:value-type="float">
            <text:p>49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695&amp;action=edit&amp;classic-editor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671&amp;action=edit&amp;classic-editor</text:p>
          </table:table-cell>
          <table:table-cell table:style-name="ce2" office:value-type="float" office:value="63.5" calcext:value-type="float">
            <text:p>63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683&amp;action=edit&amp;classic-editor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530&amp;action=edit&amp;classic-editor</text:p>
          </table:table-cell>
          <table:table-cell table:style-name="ce2" office:value-type="float" office:value="50.5" calcext:value-type="float">
            <text:p>50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461&amp;action=edit&amp;classic-editor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164&amp;action=edit&amp;classic-editor</text:p>
          </table:table-cell>
          <table:table-cell table:style-name="ce2" office:value-type="float" office:value="71.8" calcext:value-type="float">
            <text:p>71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106&amp;action=edit&amp;classic-editor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884&amp;action=edit&amp;classic-editor</text:p>
          </table:table-cell>
          <table:table-cell table:style-name="ce2" office:value-type="float" office:value="49.2" calcext:value-type="float">
            <text:p>49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894&amp;action=edit&amp;classic-editor</text:p>
          </table:table-cell>
          <table:table-cell table:style-name="ce2" office:value-type="float" office:value="50.8" calcext:value-type="float">
            <text:p>50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880&amp;action=edit&amp;classic-editor</text:p>
          </table:table-cell>
          <table:table-cell table:style-name="ce2" office:value-type="float" office:value="49.7" calcext:value-type="float">
            <text:p>49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902&amp;action=edit&amp;classic-editor</text:p>
          </table:table-cell>
          <table:table-cell table:style-name="ce2" office:value-type="float" office:value="15.6" calcext:value-type="float">
            <text:p>15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782&amp;action=edit&amp;classic-editor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005&amp;action=edit&amp;classic-editor</text:p>
          </table:table-cell>
          <table:table-cell table:style-name="ce2" office:value-type="float" office:value="59.6" calcext:value-type="float">
            <text:p>59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989&amp;action=edit&amp;classic-editor</text:p>
          </table:table-cell>
          <table:table-cell table:style-name="ce2" office:value-type="float" office:value="42.4" calcext:value-type="float">
            <text:p>42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959&amp;action=edit&amp;classic-editor</text:p>
          </table:table-cell>
          <table:table-cell table:style-name="ce2" office:value-type="float" office:value="48.9" calcext:value-type="float">
            <text:p>48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275&amp;action=edit&amp;classic-editor</text:p>
          </table:table-cell>
          <table:table-cell table:style-name="ce2" office:value-type="float" office:value="53.2" calcext:value-type="float">
            <text:p>53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219&amp;action=edit&amp;classic-editor</text:p>
          </table:table-cell>
          <table:table-cell table:style-name="ce2" office:value-type="float" office:value="56.6" calcext:value-type="float">
            <text:p>56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761&amp;action=edit&amp;classic-editor</text:p>
          </table:table-cell>
          <table:table-cell table:style-name="ce2" office:value-type="float" office:value="68.1" calcext:value-type="float">
            <text:p>68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760&amp;action=edit&amp;classic-editor</text:p>
          </table:table-cell>
          <table:table-cell table:style-name="ce2" office:value-type="float" office:value="65.4" calcext:value-type="float">
            <text:p>65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489&amp;action=edit&amp;classic-editor</text:p>
          </table:table-cell>
          <table:table-cell table:style-name="ce2" office:value-type="float" office:value="55.1" calcext:value-type="float">
            <text:p>55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475&amp;action=edit&amp;classic-editor</text:p>
          </table:table-cell>
          <table:table-cell table:style-name="ce2" office:value-type="float" office:value="65.8" calcext:value-type="float">
            <text:p>65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480&amp;action=edit&amp;classic-editor</text:p>
          </table:table-cell>
          <table:table-cell table:style-name="ce2" office:value-type="float" office:value="57.2" calcext:value-type="float">
            <text:p>57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486&amp;action=edit&amp;classic-editor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717&amp;action=edit&amp;classic-editor</text:p>
          </table:table-cell>
          <table:table-cell table:style-name="ce2" office:value-type="float" office:value="58.8" calcext:value-type="float">
            <text:p>58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520&amp;action=edit&amp;classic-editor</text:p>
          </table:table-cell>
          <table:table-cell table:style-name="ce2" office:value-type="float" office:value="67.2" calcext:value-type="float">
            <text:p>67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582&amp;action=edit&amp;classic-editor</text:p>
          </table:table-cell>
          <table:table-cell table:style-name="ce2" office:value-type="float" office:value="41.9" calcext:value-type="float">
            <text:p>41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588&amp;action=edit&amp;classic-editor</text:p>
          </table:table-cell>
          <table:table-cell table:style-name="ce2" office:value-type="float" office:value="54.3" calcext:value-type="float">
            <text:p>54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547&amp;action=edit&amp;classic-editor</text:p>
          </table:table-cell>
          <table:table-cell table:style-name="ce2" office:value-type="float" office:value="41.7" calcext:value-type="float">
            <text:p>41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521&amp;action=edit&amp;classic-editor</text:p>
          </table:table-cell>
          <table:table-cell table:style-name="ce2" office:value-type="float" office:value="69.7" calcext:value-type="float">
            <text:p>69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527&amp;action=edit&amp;classic-editor</text:p>
          </table:table-cell>
          <table:table-cell table:style-name="ce2" office:value-type="float" office:value="65.5" calcext:value-type="float">
            <text:p>65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556&amp;action=edit&amp;classic-editor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6008&amp;action=edit&amp;classic-editor</text:p>
          </table:table-cell>
          <table:table-cell table:style-name="ce2" office:value-type="float" office:value="73.7" calcext:value-type="float">
            <text:p>73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293&amp;action=edit&amp;classic-editor</text:p>
          </table:table-cell>
          <table:table-cell table:style-name="ce2" office:value-type="float" office:value="57.3" calcext:value-type="float">
            <text:p>57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247&amp;action=edit&amp;classic-editor</text:p>
          </table:table-cell>
          <table:table-cell table:style-name="ce2" office:value-type="float" office:value="54.2" calcext:value-type="float">
            <text:p>54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245&amp;action=edit&amp;classic-editor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601&amp;action=edit&amp;classic-editor</text:p>
          </table:table-cell>
          <table:table-cell table:style-name="ce2" office:value-type="float" office:value="44.1" calcext:value-type="float">
            <text:p>44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611&amp;action=edit&amp;classic-editor</text:p>
          </table:table-cell>
          <table:table-cell table:style-name="ce2" office:value-type="float" office:value="47.5" calcext:value-type="float">
            <text:p>47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623&amp;action=edit&amp;classic-editor</text:p>
          </table:table-cell>
          <table:table-cell table:style-name="ce2" office:value-type="float" office:value="71.8" calcext:value-type="float">
            <text:p>71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628&amp;action=edit&amp;classic-editor</text:p>
          </table:table-cell>
          <table:table-cell table:style-name="ce2" office:value-type="float" office:value="49.2" calcext:value-type="float">
            <text:p>49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323&amp;action=edit&amp;classic-editor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356&amp;action=edit&amp;classic-editor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332&amp;action=edit&amp;classic-editor</text:p>
          </table:table-cell>
          <table:table-cell table:style-name="ce2" office:value-type="float" office:value="60.9" calcext:value-type="float">
            <text:p>60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418&amp;action=edit&amp;classic-editor</text:p>
          </table:table-cell>
          <table:table-cell table:style-name="ce2" office:value-type="float" office:value="42.9" calcext:value-type="float">
            <text:p>42.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726&amp;action=edit&amp;classic-editor</text:p>
          </table:table-cell>
          <table:table-cell table:style-name="ce2" office:value-type="float" office:value="65.5" calcext:value-type="float">
            <text:p>65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722&amp;action=edit&amp;classic-editor</text:p>
          </table:table-cell>
          <table:table-cell table:style-name="ce2" office:value-type="float" office:value="13.7" calcext:value-type="float">
            <text:p>13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165&amp;action=edit&amp;classic-editor</text:p>
          </table:table-cell>
          <table:table-cell table:style-name="ce2" office:value-type="float" office:value="61.7" calcext:value-type="float">
            <text:p>61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159&amp;action=edit&amp;classic-editor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997&amp;action=edit&amp;classic-editor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995&amp;action=edit&amp;classic-editor</text:p>
          </table:table-cell>
          <table:table-cell table:style-name="ce2" office:value-type="float" office:value="63.3" calcext:value-type="float">
            <text:p>63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928&amp;action=edit&amp;classic-editor</text:p>
          </table:table-cell>
          <table:table-cell table:style-name="ce2" office:value-type="float" office:value="48.1" calcext:value-type="float">
            <text:p>48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317&amp;action=edit&amp;classic-editor</text:p>
          </table:table-cell>
          <table:table-cell table:style-name="ce2" office:value-type="float" office:value="62.4" calcext:value-type="float">
            <text:p>62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332&amp;action=edit&amp;classic-editor</text:p>
          </table:table-cell>
          <table:table-cell table:style-name="ce2" office:value-type="float" office:value="50.5" calcext:value-type="float">
            <text:p>50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213&amp;action=edit&amp;classic-editor</text:p>
          </table:table-cell>
          <table:table-cell table:style-name="ce2" office:value-type="float" office:value="59.2" calcext:value-type="float">
            <text:p>59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424&amp;action=edit&amp;classic-editor</text:p>
          </table:table-cell>
          <table:table-cell table:style-name="ce2" office:value-type="float" office:value="61.7" calcext:value-type="float">
            <text:p>61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420&amp;action=edit&amp;classic-editor</text:p>
          </table:table-cell>
          <table:table-cell table:style-name="ce2" office:value-type="float" office:value="32.8" calcext:value-type="float">
            <text:p>32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634&amp;action=edit&amp;classic-editor</text:p>
          </table:table-cell>
          <table:table-cell table:style-name="ce2" office:value-type="float" office:value="65.6" calcext:value-type="float">
            <text:p>65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221&amp;action=edit&amp;classic-editor</text:p>
          </table:table-cell>
          <table:table-cell table:style-name="ce2" office:value-type="float" office:value="56.7" calcext:value-type="float">
            <text:p>56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666&amp;action=edit&amp;classic-editor</text:p>
          </table:table-cell>
          <table:table-cell table:style-name="ce2" office:value-type="float" office:value="55.5" calcext:value-type="float">
            <text:p>55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148&amp;action=edit&amp;classic-editor</text:p>
          </table:table-cell>
          <table:table-cell table:style-name="ce2" office:value-type="float" office:value="67.2" calcext:value-type="float">
            <text:p>67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352&amp;action=edit&amp;classic-editor</text:p>
          </table:table-cell>
          <table:table-cell table:style-name="ce2" office:value-type="float" office:value="29.8" calcext:value-type="float">
            <text:p>29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999&amp;action=edit&amp;classic-editor</text:p>
          </table:table-cell>
          <table:table-cell table:style-name="ce2" office:value-type="float" office:value="62.3" calcext:value-type="float">
            <text:p>62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9243&amp;action=edit&amp;classic-editor</text:p>
          </table:table-cell>
          <table:table-cell table:style-name="ce2" office:value-type="float" office:value="56.5" calcext:value-type="float">
            <text:p>56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9213&amp;action=edit&amp;classic-editor</text:p>
          </table:table-cell>
          <table:table-cell table:style-name="ce2" office:value-type="float" office:value="61.6" calcext:value-type="float">
            <text:p>61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946&amp;action=edit&amp;classic-editor</text:p>
          </table:table-cell>
          <table:table-cell table:style-name="ce2" office:value-type="float" office:value="45.4" calcext:value-type="float">
            <text:p>45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737&amp;action=edit&amp;classic-editor</text:p>
          </table:table-cell>
          <table:table-cell table:style-name="ce2" office:value-type="float" office:value="54.8" calcext:value-type="float">
            <text:p>54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10039&amp;action=edit&amp;classic-editor</text:p>
          </table:table-cell>
          <table:table-cell table:style-name="ce2" office:value-type="float" office:value="56.8" calcext:value-type="float">
            <text:p>56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759&amp;action=edit&amp;classic-editor</text:p>
          </table:table-cell>
          <table:table-cell table:style-name="ce2" office:value-type="float" office:value="66.3" calcext:value-type="float">
            <text:p>66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9969&amp;action=edit&amp;classic-editor</text:p>
          </table:table-cell>
          <table:table-cell table:style-name="ce2" office:value-type="float" office:value="44.4" calcext:value-type="float">
            <text:p>44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455&amp;action=edit&amp;classic-editor</text:p>
          </table:table-cell>
          <table:table-cell table:style-name="ce2" office:value-type="float" office:value="51.2" calcext:value-type="float">
            <text:p>51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10031&amp;action=edit&amp;classic-editor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9309&amp;action=edit&amp;classic-editor</text:p>
          </table:table-cell>
          <table:table-cell table:style-name="ce2" office:value-type="float" office:value="54.4" calcext:value-type="float">
            <text:p>54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9433&amp;action=edit&amp;classic-editor</text:p>
          </table:table-cell>
          <table:table-cell table:style-name="ce2" office:value-type="float" office:value="51.7" calcext:value-type="float">
            <text:p>51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9577&amp;action=edit&amp;classic-editor</text:p>
          </table:table-cell>
          <table:table-cell table:style-name="ce2" office:value-type="float" office:value="47.8" calcext:value-type="float">
            <text:p>47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9482&amp;action=edit&amp;classic-editor</text:p>
          </table:table-cell>
          <table:table-cell table:style-name="ce2" office:value-type="float" office:value="60.2" calcext:value-type="float">
            <text:p>60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7249&amp;action=edit&amp;classic-editor</text:p>
          </table:table-cell>
          <table:table-cell table:style-name="ce2" office:value-type="float" office:value="37.4" calcext:value-type="float">
            <text:p>37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700&amp;action=edit&amp;classic-editor</text:p>
          </table:table-cell>
          <table:table-cell table:style-name="ce2" office:value-type="float" office:value="58.2" calcext:value-type="float">
            <text:p>58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8418&amp;action=edit&amp;classic-editor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10509&amp;action=edit&amp;classic-editor</text:p>
          </table:table-cell>
          <table:table-cell table:style-name="ce2" office:value-type="float" office:value="34.7" calcext:value-type="float">
            <text:p>34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9862&amp;action=edit&amp;classic-editor</text:p>
          </table:table-cell>
          <table:table-cell table:style-name="ce2" office:value-type="float" office:value="52.8" calcext:value-type="float">
            <text:p>52.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9900&amp;action=edit&amp;classic-editor</text:p>
          </table:table-cell>
          <table:table-cell table:style-name="ce2" office:value-type="float" office:value="63.7" calcext:value-type="float">
            <text:p>63.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9953&amp;action=edit&amp;classic-editor</text:p>
          </table:table-cell>
          <table:table-cell table:style-name="ce2" office:value-type="float" office:value="63.3" calcext:value-type="float">
            <text:p>63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9814&amp;action=edit&amp;classic-editor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9955&amp;action=edit&amp;classic-editor</text:p>
          </table:table-cell>
          <table:table-cell table:style-name="ce2" office:value-type="float" office:value="62.4" calcext:value-type="float">
            <text:p>62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09961&amp;action=edit&amp;classic-editor</text:p>
          </table:table-cell>
          <table:table-cell table:style-name="ce2" office:value-type="float" office:value="64.1" calcext:value-type="float">
            <text:p>64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11201&amp;action=edit&amp;classic-editor</text:p>
          </table:table-cell>
          <table:table-cell table:style-name="ce2" office:value-type="float" office:value="53.5" calcext:value-type="float">
            <text:p>53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11208&amp;action=edit&amp;classic-editor</text:p>
          </table:table-cell>
          <table:table-cell table:style-name="ce2" office:value-type="float" office:value="60.5" calcext:value-type="float">
            <text:p>60.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10816&amp;action=edit&amp;classic-editor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11013&amp;action=edit&amp;classic-editor</text:p>
          </table:table-cell>
          <table:table-cell table:style-name="ce2" office:value-type="float" office:value="42.6" calcext:value-type="float">
            <text:p>42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10858&amp;action=edit&amp;classic-editor</text:p>
          </table:table-cell>
          <table:table-cell table:style-name="ce2" office:value-type="float" office:value="64.1" calcext:value-type="float">
            <text:p>64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10876&amp;action=edit&amp;classic-editor</text:p>
          </table:table-cell>
          <table:table-cell table:style-name="ce2" office:value-type="float" office:value="63.6" calcext:value-type="float">
            <text:p>63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10785&amp;action=edit&amp;classic-editor</text:p>
          </table:table-cell>
          <table:table-cell table:style-name="ce2" office:value-type="float" office:value="41.4" calcext:value-type="float">
            <text:p>41.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11081&amp;action=edit&amp;classic-editor</text:p>
          </table:table-cell>
          <table:table-cell table:style-name="ce2" office:value-type="float" office:value="54.2" calcext:value-type="float">
            <text:p>54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10997&amp;action=edit&amp;classic-editor</text:p>
          </table:table-cell>
          <table:table-cell table:style-name="ce2" office:value-type="float" office:value="39.2" calcext:value-type="float">
            <text:p>39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11120&amp;action=edit&amp;classic-editor</text:p>
          </table:table-cell>
          <table:table-cell table:style-name="ce2" office:value-type="float" office:value="43.1" calcext:value-type="float">
            <text:p>43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11995&amp;action=edit&amp;classic-editor</text:p>
          </table:table-cell>
          <table:table-cell table:style-name="ce2" office:value-type="float" office:value="62.6" calcext:value-type="float">
            <text:p>62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12449&amp;action=edit&amp;classic-editor</text:p>
          </table:table-cell>
          <table:table-cell table:style-name="ce2" office:value-type="float" office:value="59.3" calcext:value-type="float">
            <text:p>59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11252&amp;action=edit&amp;classic-editor</text:p>
          </table:table-cell>
          <table:table-cell table:style-name="ce2" office:value-type="float" office:value="58.2" calcext:value-type="float">
            <text:p>58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tps://bobcares.com/wp-admin/post.php?post=312249&amp;action=edit&amp;classic-editor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bobcares.com/wp-admin/post.php?post=296588&amp;action=edit&amp;classic-editor</text:p>
          </table:table-cell>
          <table:table-cell office:value-type="float" office:value="51.2" calcext:value-type="float">
            <text:p>5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bobcares.com/wp-admin/post.php?post=296647&amp;action=edit&amp;classic-editor</text:p>
          </table:table-cell>
          <table:table-cell office:value-type="float" office:value="67.2" calcext:value-type="float">
            <text:p>67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bobcares.com/wp-admin/post.php?post=301851&amp;action=edit&amp;classic-editor</text:p>
          </table:table-cell>
          <table:table-cell office:value-type="float" office:value="53.7" calcext:value-type="float">
            <text:p>53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bobcares.com/wp-admin/post.php?post=303879&amp;action=edit&amp;classic-editor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 table:number-rows-repeated="104772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1:Sheet1.AMJ1048576 Sheet1.A1:Sheet1.B1 Sheet1.A846:Sheet1.B1048576">
            <calcext:condition calcext:apply-style-name="Accent" calcext:value="=0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/00/0000</text:date>, <text:time style:data-style-name="N2" text:time-value="09:06:40.6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7T15:12:14.414000000</meta:creation-date>
    <dc:date>2022-10-28T09:31:23.300000000</dc:date>
    <meta:editing-duration>PT37M35S</meta:editing-duration>
    <meta:editing-cycles>9</meta:editing-cycles>
    <meta:generator>LibreOffice/7.3.0.3$Windows_X86_64 LibreOffice_project/0f246aa12d0eee4a0f7adcefbf7c878fc2238db3</meta:generator>
    <meta:document-statistic meta:table-count="1" meta:cell-count="1698" meta:object-count="0"/>
  </office:meta>
</office:document-meta>
</file>